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2783in" fo:break-before="auto" style:use-optimal-row-height="false"/>
    </style:style>
    <style:style style:name="ro2" style:family="table-row">
      <style:table-row-properties style:row-height="0.4335in" fo:break-before="auto" style:use-optimal-row-height="false"/>
    </style:style>
    <style:style style:name="ro3" style:family="table-row">
      <style:table-row-properties style:row-height="0.9in" fo:break-before="auto" style:use-optimal-row-height="false"/>
    </style:style>
    <style:style style:name="ro4" style:family="table-row">
      <style:table-row-properties style:row-height="1.0555in" fo:break-before="auto" style:use-optimal-row-height="false"/>
    </style:style>
    <style:style style:name="ro5" style:family="table-row">
      <style:table-row-properties style:row-height="0.589in" fo:break-before="auto" style:use-optimal-row-height="false"/>
    </style:style>
    <style:style style:name="ro6" style:family="table-row">
      <style:table-row-properties style:row-height="0.7445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15" style:family="table-cell" style:parent-style-name="Default">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15"/>
        <table:table-row table:style-name="ro1">
          <table:table-cell table:style-name="ce1" office:value-type="string" calcext:value-type="string">
            <text:p>Key</text:p>
          </table:table-cell>
          <table:table-cell table:style-name="ce5"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table:style-name="ce13"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table:style-name="ce13"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table:style-name="ce13"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table:style-name="ce13"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table:style-name="ce13"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table:style-name="ce13"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table:style-name="ce13"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table:style-name="ce13"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table:style-name="ce13"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table:style-name="ce13"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table:style-name="ce13"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table:style-name="ce13"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table:style-name="ce13" office:value-type="string" calcext:value-type="string">
            <text:p>stir-frying</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table:style-name="ce13"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table:style-name="ce13" office:value-type="string" calcext:value-type="string">
            <text:p>leavening</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table:style-name="ce13"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table:style-name="ce13"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table:style-name="ce13" office:value-type="string" calcext:value-type="string">
            <text:p>slicing</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table:style-name="ce13"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table:style-name="ce13" office:value-type="string" calcext:value-type="string">
            <text:p>stirring</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table:style-name="ce13"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table:style-name="ce13" office:value-type="string" calcext:value-type="string">
            <text:p>whipping</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table:style-name="ce13"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table:style-name="ce13" office:value-type="string" calcext:value-type="string">
            <text:p>sauteing</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table:style-name="ce13"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table:style-name="ce13" office:value-type="string" calcext:value-type="string">
            <text:p>lamb vindaloo</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table:style-name="ce13"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table:style-name="ce13"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table:style-name="ce13" office:value-type="string" calcext:value-type="string">
            <text:p>grilling</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table:style-name="ce13"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table:style-name="ce13" office:value-type="string" calcext:value-type="string">
            <text:p>pouring</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table:style-name="ce13" office:value-type="string" calcext:value-type="string">
            <text:p>filling</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table:style-name="ce13"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table:style-name="ce13" office:value-type="string" calcext:value-type="string">
            <text:p>melting</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table:style-name="ce13"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table:style-name="ce13"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table:style-name="ce13"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table:style-name="ce13" office:value-type="string" calcext:value-type="string">
            <text:p>crunching</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table:style-name="ce13" office:value-type="string" calcext:value-type="string">
            <text:p>trusting</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table:style-name="ce13" office:value-type="string" calcext:value-type="string">
            <text:p>the 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table:style-name="ce13"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table:style-name="ce13"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table:style-name="ce13"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table:style-name="ce13"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table:style-name="ce13"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table:style-name="ce13"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table:style-name="ce13" office:value-type="string" calcext:value-type="string">
            <text:p>running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table:style-name="ce13" office:value-type="string" calcext:value-type="string">
            <text:p>cuddling</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table:style-name="ce13" office:value-type="string" calcext:value-type="string">
            <text:p>caressing</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table:style-name="ce13" office:value-type="string" calcext:value-type="string">
            <text:p>fondling a dog</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table:style-name="ce13" office:value-type="string" calcext:value-type="string">
            <text:p>scratching</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table:style-name="ce13" office:value-type="string" calcext:value-type="string">
            <text:p>sleeping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table:style-name="ce13"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table:style-name="ce13"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table:style-name="ce13" office:value-type="string" calcext:value-type="string">
            <text:p>blocks of gras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table:style-name="ce13"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table:style-name="ce13" office:value-type="string" calcext:value-type="string">
            <text:p>draining</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table:style-name="ce13"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table:style-name="ce13"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table:style-name="ce13" office:value-type="string" calcext:value-type="string">
            <text:p>mirroring</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table:style-name="ce13" office:value-type="string" calcext:value-type="string">
            <text:p>hot</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table:style-name="ce13"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table:style-name="ce13" office:value-type="string" calcext:value-type="string">
            <text:p>milking</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table:style-name="ce13" office:value-type="string" calcext:value-type="string">
            <text:p>carding</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table:style-name="ce13"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table:style-name="ce13" office:value-type="string" calcext:value-type="string">
            <text:p>telling</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table:style-name="ce13"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table:style-name="ce13" office:value-type="string" calcext:value-type="string">
            <text:p>poisoning</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table:style-name="ce13"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table:style-name="ce13" office:value-type="string" calcext:value-type="string">
            <text:p>canned tuna au naturel</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table:style-name="ce13" office:value-type="string" calcext:value-type="string">
            <text:p>sing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table:style-name="ce13" office:value-type="string" calcext:value-type="string">
            <text:p>forgiving</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table:style-name="ce13" office:value-type="string" calcext:value-type="string">
            <text:p>evolving</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table:style-name="ce13"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table:style-name="ce13"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table:style-name="ce13" office:value-type="string" calcext:value-type="string">
            <text:p>gutting</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table:style-name="ce13"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table:style-name="ce13"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table:style-name="ce13"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table:style-name="ce13"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table:style-name="ce13"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table:style-name="ce13"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table:style-name="ce13" office:value-type="string" calcext:value-type="string">
            <text:p>the platonic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table:style-name="ce13"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table:style-name="ce13"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table:style-name="ce13"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table:style-name="ce13"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table:style-name="ce13" office:value-type="string" calcext:value-type="string">
            <text:p>I Am Big, It's the Catering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table:style-name="ce13"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table:style-name="ce13"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table:style-name="ce13"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table:style-name="ce13" office:value-type="string" calcext:value-type="string">
            <text:p>filtering</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table:style-name="ce13"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table:style-name="ce13"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table:style-name="ce13"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table:style-name="ce13"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table:style-name="ce13"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table:style-name="ce13"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table:style-name="ce13"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table:style-name="ce13"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table:style-name="ce13" office:value-type="string" calcext:value-type="string">
            <text:p>DEBUG - gli ingredienti giusti sono</text:p>
          </table:table-cell>
        </table:table-row>
        <table:table-row table:style-name="ro2">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table:style-name="ce13" office:value-type="string" calcext:value-type="string">
            <text:p>You’re lucky, you can choose a correct ingredient before starting!</text:p>
          </table:table-cell>
        </table:table-row>
        <table:table-row table:style-name="ro2">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table:style-name="ce13"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table:style-name="ce13"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table:style-name="ce13"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table:style-name="ce13"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table:style-name="ce13"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table:style-name="ce13"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table:style-name="ce13"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table:style-name="ce13"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table:style-name="ce13"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table:style-name="ce13"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table:style-name="ce13"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table:style-name="ce13"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table:style-name="ce13"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table:style-name="ce13"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table:style-name="ce13"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table:style-name="ce13"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table:style-name="ce13"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table:style-name="ce13"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table:style-name="ce13"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table:style-name="ce13"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table:style-name="ce13"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table:style-name="ce13"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table:style-name="ce13"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table:style-name="ce13"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table:style-name="ce13"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table:style-name="ce13"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table:style-name="ce13"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table:style-name="ce13"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table:style-name="ce13"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table:style-name="ce13"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table:style-name="ce13"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table:style-name="ce13"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table:style-name="ce13"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table:style-name="ce13"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table:style-name="ce13"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table:style-name="ce13"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table:style-name="ce13"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table:style-name="ce13"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table:style-name="ce13"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table:style-name="ce13"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table:style-name="ce13"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table:style-name="ce13"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table:style-name="ce13"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table:style-name="ce13"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table:style-name="ce13"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table:style-name="ce13"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table:style-name="ce13"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table:style-name="ce13"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table:style-name="ce13"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table:style-name="ce13"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table:style-name="ce13"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table:style-name="ce13"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table:style-name="ce13"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table:style-name="ce13"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table:style-name="ce13"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table:style-name="ce13"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table:style-name="ce13"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table:style-name="ce13"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table:style-name="ce13"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table:style-name="ce13"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table:style-name="ce13"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table:style-name="ce13"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table:style-name="ce13"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table:style-name="ce13"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table:style-name="ce13"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table:style-name="ce13"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table:style-name="ce13"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table:style-name="ce13"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table:style-name="ce13"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table:style-name="ce13"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table:style-name="ce13"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table:style-name="ce13"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table:style-name="ce13"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table:style-name="ce13"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table:style-name="ce13"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table:style-name="ce13"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table:style-name="ce13"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table:style-name="ce13"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table:style-name="ce13"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table:style-name="ce13"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table:style-name="ce13"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table:style-name="ce13"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table:style-name="ce13"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table:style-name="ce13"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table:style-name="ce13"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table:style-name="ce13"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table:style-name="ce13"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table:style-name="ce13"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table:style-name="ce13"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table:style-name="ce13"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table:style-name="ce13" office:value-type="string" calcext:value-type="string">
            <text:p>OrecchieUgo</text:p>
          </table:table-cell>
        </table:table-row>
        <table:table-row table:style-name="ro2">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table:style-name="ce13"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2">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table:style-name="ce13" office:value-type="string" calcext:value-type="string">
            <text:p>DOGRON: Uh, you should have lost, but you have the bonus that allows you to save yourself once ! Lucky for you, yes yes !</text:p>
          </table:table-cell>
        </table:table-row>
        <table:table-row table:style-name="ro3">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3" office:value-type="string" calcext:value-type="string">
            <text:p>DOGRON: {~ The Great Council of Pugs discovered that you cup recipes from. Nigella Lawson|The Supreme Chihuahua has bitten your heel, repeatedly. You will die of rage|Bruiser Woods entered the Grand Council and made Piiiietro win}. THE GOOOOOOOOOD DOG for you ends here.</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table:style-name="ce13" office:value-type="string" calcext:value-type="string">
            <text:p>DOGRON: Congratulations, you won at the expense of:</text:p>
          </table:table-cell>
        </table:table-row>
        <table:table-row table:style-name="ro4">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3" office:value-type="string" calcext:value-type="string">
            <text:p>DOGRON: You bring some metaphysical cooking here! What happened when youuuu finished cooking? {~ Pazuzu himself rises from the Underworld to ask you what horror you have cooked|You have cancelled gravity.|A black hole has opened in the control room, let's restart as soon as possible}. I don't know why, but you are undefeatable!</text:p>
          </table:table-cell>
        </table:table-row>
        <table:table-row table:style-name="ro3">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3" office:value-type="string" calcext:value-type="string">
            <text:p>DOGRON: I'm still not sure if you can cook. How did it go today? {~ Everything is fine in the kitchen. Outside, the universe has been erased| I'm being warned that the planet has stopped turning| Who am I? Where did I come from? What was on my plate? Someone help me}. You have passed today's challenge!</text:p>
          </table:table-cell>
        </table:table-row>
        <table:table-row table:style-name="ro3">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3" office:value-type="string" calcext:value-type="string">
            <text:p>DOGRON: I see your efforts today, and what abouuuuut what you cooked? {~ Out of the oven, the flan lets out heartrending cries|The thing that was on my plate is dancing with the cameraman|You cooked something that can throw me the ball}. You have won this challenge! See you tomorrow!</text:p>
          </table:table-cell>
        </table:table-row>
        <table:table-row table:style-name="ro3">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3" office:value-type="string" calcext:value-type="string">
            <text:p>DOGRON: Compared to what you coooooooked... {~ From the frying pan comes a smell of cyanide and sea water|Why is there melted plastic on my plate?|After eating it, I coughed and dropped a lung}. But congratulations: see you in the next episode!</text:p>
          </table:table-cell>
        </table:table-row>
        <table:table-row table:style-name="ro3">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3" office:value-type="string" calcext:value-type="string">
            <text:p>DOGRON: Regarding your recipe: {~ What's in the pan doesn't scream, doesn't move, and doesn't ask existential questions|Might be passable for a McDonald's|I know some students who might eat it, maybe}. Unexpectedly move on to the next installment!</text:p>
          </table:table-cell>
        </table:table-row>
        <table:table-row table:style-name="ro2">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table:style-name="ce13" office:value-type="string" calcext:value-type="string">
            <text:p>DOGRON: Uh, look at that beautiful devastation! Did you ever think you would win this program?</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table:style-name="ce13"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table:style-name="ce13"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table:style-name="ce13"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table:style-name="ce13" office:value-type="string" calcext:value-type="string">
            <text:p>DOGRON: And nowwwww, the prize!</text:p>
          </table:table-cell>
        </table:table-row>
        <table:table-row table:style-name="ro2">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table:style-name="ce13" office:value-type="string" calcext:value-type="string">
            <text:p>DOGRON: Surprise: not a restaurant on Merc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table:style-name="ce13"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table:style-name="ce13"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table:style-name="ce13"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table:style-name="ce13"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table:style-name="ce13"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table:style-name="ce13" office:value-type="string" calcext:value-type="string">
            <text:p>DOGRON: To replace humans on our planet.</text:p>
          </table:table-cell>
        </table:table-row>
        <table:table-row table:style-name="ro5">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table:style-name="ce13" office:value-type="string" calcext:value-type="string">
            <text:p>DOGRON: Taking care of the Suuuuupreme Chihuahua, Pugs and of course a labrador sweet and very good pat-pat!</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table:style-name="ce13" office:value-type="string" calcext:value-type="string">
            <text:p>YOU: And what would this labrador be?</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table:style-name="ce13"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table:style-name="ce13" office:value-type="string" calcext:value-type="string">
            <text:p>YOU: Who is a good dog? Wwww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table:style-name="ce13" office:value-type="string" calcext:value-type="string">
            <text:p>DOGRON: I am a good dog, a g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table:style-name="ce13" office:value-type="string" calcext:value-type="string">
            <text:p>YOU: And where is your home located?</text:p>
          </table:table-cell>
        </table:table-row>
        <table:table-row table:style-name="ro5">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table:style-name="ce13" office:value-type="string" calcext:value-type="string">
            <text:p>DOGRON: A very simple planet. There are fire hydrants, gardens, rivers, lots of tennis balls, bunks, pizza trees and beer fouuuuuntains. I hope it's to your enjoyment.</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table:style-name="ce13"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table:style-name="ce13"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table:style-name="ce13"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table:style-name="ce13" office:value-type="string" calcext:value-type="string">
            <text:p>YOU: Beer fountains?</text:p>
          </table:table-cell>
        </table:table-row>
        <table:table-row table:style-name="ro2">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table:style-name="ce13" office:value-type="string" calcext:value-type="string">
            <text:p>DOGRON: Unfortunately, they growwww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table:style-name="ce13"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table:style-name="ce13"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table:style-name="ce13" office:value-type="string" calcext:value-type="string">
            <text:p>DOGRON: Yes! Do youuu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table:style-name="ce13" office:value-type="string" calcext:value-type="string">
            <text:p>YOU: Macchè doggo!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table:style-name="ce13"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table:style-name="ce13"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4">
          <table:table-cell office:value-type="string" calcext:value-type="string">
            <text:p>DayStart-inizio_lounge-90ee4107</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3" office:value-type="string" calcext:value-type="string">
            <text:p>DOGRON: {And now, a welcome to all the contestants and those following us from home!|Here wwwwe go again, contestants and spectators!|Goooood evening to all the beautiful people on this planet and beyond!|Has anyone seen my favorite collar?|Last night friends, last night together!}</text:p>
          </table:table-cell>
        </table:table-row>
        <table:table-row table:style-name="ro4">
          <table:table-cell office:value-type="string" calcext:value-type="string">
            <text:p>DayStart-inizio_lounge-977dc730</text:p>
          </table:table-cell>
          <table:table-cell table:style-name="ce10"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3" office:value-type="string" calcext:value-type="string">
            <text:p>DOGRON: {Competitors, remember that every day youuuuu will lose one of your abilities. Human person here in front of me! You will lose today, drum roll...|What skill will we take away from our huuuuuman person today?!?|Fewer and fewer people, fewer and fewer active skills!|Uuuuh, my tummy hurts today.|Me doggo big,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table:style-name="ce13"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table:style-name="ce13" office:value-type="string" calcext:value-type="string">
            <text:p>DOGRON: Choices will now flow faster.</text:p>
          </table:table-cell>
        </table:table-row>
        <table:table-row table:style-name="ro2">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table:style-name="ce13" office:value-type="string" calcext:value-type="string">
            <text:p>DOGRON: You no longer have an ingredient of your choice to select at the start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table:style-name="ce13" office:value-type="string" calcext:value-type="string">
            <text:p>DOGRON: Enough with the extra chatter!</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table:style-name="ce13"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table:style-name="ce13" office:value-type="string" calcext:value-type="string">
            <text:p>DOGRON: You will no longer be able to eliminate another competitor.</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table:style-name="ce13" office:value-type="string" calcext:value-type="string">
            <text:p>DOGRON: No power to recall a person who has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table:style-name="ce13" office:value-type="string" calcext:value-type="string">
            <text:p>DOGRON: I remind you dear person that you will be able to talk to one more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table:style-name="ce13" office:value-type="string" calcext:value-type="string">
            <text:p>DOGRON: You have a chance to get rid of one of these beautiful people, who do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table:style-name="ce13"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table:style-name="ce13"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table:style-name="ce13"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table:style-name="ce13" office:value-type="string" calcext:value-type="string">
            <text:p>DOGRON: 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table:style-name="ce13" office:value-type="string" calcext:value-type="string">
            <text:p>YOU: That One</text:p>
          </table:table-cell>
        </table:table-row>
        <table:table-row table:style-name="ro5">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table:style-name="ce13" office:value-type="string" calcext:value-type="string">
            <text:p>DOGRON: Oh. Oh. My friend, I hope you will forgive this competitor, but you mustleave. I will see you again in the endless meadow!</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table:style-name="ce13"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table:style-name="ce13"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table:style-name="ce13"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table:style-name="ce13" office:value-type="string" calcext:value-type="string">
            <text:p>DOGRON: I like this way of reason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table:style-name="ce13" office:value-type="string" calcext:value-type="string">
            <text:p>DOGRON: You want to bring a competitor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table:style-name="ce13"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table:style-name="ce13"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table:style-name="ce13" office:value-type="string" calcext:value-type="string">
            <text:p>YOU: Ugo &amp;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table:style-name="ce13"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table:style-name="ce13"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table:style-name="ce13" office:value-type="string" calcext:value-type="string">
            <text:p>DOGRON: Hello my friend, at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table:style-name="ce13"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table:style-name="ce13" office:value-type="string" calcext:value-type="string">
            <text:p>YOU: MMM, I'm fine, thank you.</text:p>
          </table:table-cell>
        </table:table-row>
        <table:table-row table:style-name="ro2">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table:style-name="ce13"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5">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table:style-name="ce13" office:value-type="string" calcext:value-type="string">
            <text:p>DOGRON: Here we are little human person! I am super glad you are here with me and my new friends on this wonderful adventure!</text:p>
          </table:table-cell>
        </table:table-row>
        <table:table-row table:style-name="ro5">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table:style-name="ce13" office:value-type="string" calcext:value-type="string">
            <text:p>DOGRON: You will face five episodes of THE GOOOOOOOOOD DOG SHOW and I'm sure you will be the person who wins! I am sure of all the people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table:style-name="ce13" office:value-type="string" calcext:value-type="string">
            <text:p>DOGRON: And that makes the program difficult, perhaps.</text:p>
          </table:table-cell>
        </table:table-row>
        <table:table-row table:style-name="ro5">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table:style-name="ce13" office:value-type="string" calcext:value-type="string">
            <text:p>DOGRON: Anyway: to get to know each other better, I'd like to ask you a few questions, just to see how you're doing in the kitchen, and figure out what kind of competitor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table:style-name="ce13"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table:style-name="ce13" office:value-type="string" calcext:value-type="string">
            <text:p>YOU: Do I have any alternatives?</text:p>
          </table:table-cell>
        </table:table-row>
        <table:table-row table:style-name="ro2">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table:style-name="ce13"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table:style-name="ce13" office:value-type="string" calcext:value-type="string">
            <text:p>YOU: Where am I? What is happening? Who are you?</text:p>
          </table:table-cell>
        </table:table-row>
        <table:table-row table:style-name="ro2">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table:style-name="ce13" office:value-type="string" calcext:value-type="string">
            <text:p>DOGRON: No, wait, with the test, I'll ask you the questions friend person!</text:p>
          </table:table-cell>
        </table:table-row>
        <table:table-row table:style-name="ro2">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table:style-name="ce13"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table:style-name="ce13" office:value-type="string" calcext:value-type="string">
            <text:p>YOU: Do I try to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table:style-name="ce13"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table:style-name="ce13" office:value-type="string" calcext:value-type="string">
            <text:p>YOU: I sit in the corner and cry.</text:p>
          </table:table-cell>
        </table:table-row>
        <table:table-row table:style-name="ro5">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table:style-name="ce13" office:value-type="string" calcext:value-type="string">
            <text:p>DOGRON: All the people around youuuu talk about colors, but you haven't understood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table:style-name="ce13" office:value-type="string" calcext:value-type="string">
            <text:p>YOU: I don't know, I stopped studying at the three-table.</text:p>
          </table:table-cell>
        </table:table-row>
        <table:table-row table:style-name="ro2">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table:style-name="ce13" office:value-type="string" calcext:value-type="string">
            <text:p>YOU: But all these lights? And why does the chair smell like wet dog?</text:p>
          </table:table-cell>
        </table:table-row>
        <table:table-row table:style-name="ro2">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table:style-name="ce13" office:value-type="string" calcext:value-type="string">
            <text:p>YOU: I copy things other people do, hoping I don't screw up.</text:p>
          </table:table-cell>
        </table:table-row>
        <table:table-row table:style-name="ro5">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table:style-name="ce13" office:value-type="string" calcext:value-type="string">
            <text:p>DOGRON: Something with a long mustache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table:style-name="ce13" office:value-type="string" calcext:value-type="string">
            <text:p>YOU: I destroy everything you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table:style-name="ce13"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table:style-name="ce13" office:value-type="string" calcext:value-type="string">
            <text:p>YOU: Strange, all this reminds me of Kitty.</text:p>
          </table:table-cell>
        </table:table-row>
        <table:table-row table:style-name="ro5">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table:style-name="ce13" office:value-type="string" calcext:value-type="string">
            <text:p>DOGRON: Someone you love very very much told youuuu he would be right back, but it's ten minutes later and still no sign of him. How do you deal with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table:style-name="ce13" office:value-type="string" calcext:value-type="string">
            <text:p>YOU: But are we here for therapy,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table:style-name="ce13" office:value-type="string" calcext:value-type="string">
            <text:p>YOU: If you don't release me right now I'll call my lawyer!</text:p>
          </table:table-cell>
        </table:table-row>
        <table:table-row table:style-name="ro2">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table:style-name="ce13" office:value-type="string" calcext:value-type="string">
            <text:p>YOU: I'd say it's time to get some sleep, chill out a little bit, catch up on the list of video games in the queue.</text:p>
          </table:table-cell>
        </table:table-row>
        <table:table-row table:style-name="ro2">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table:style-name="ce13" office:value-type="string" calcext:value-type="string">
            <text:p>DOGRON: What is your favorite gruel, but like the suuuuuper favorite thing in the world for you?</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table:style-name="ce13" office:value-type="string" calcext:value-type="string">
            <text:p>YOU: lamb vindaloo</text:p>
          </table:table-cell>
        </table:table-row>
        <table:table-row table:style-name="ro2">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table:style-name="ce13" office:value-type="string" calcext:value-type="string">
            <text:p>YOU: Please get me out of this place, please, what have I done wrong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table:style-name="ce13" office:value-type="string" calcext:value-type="string">
            <text:p>YOU: The end of capitalism.</text:p>
          </table:table-cell>
        </table:table-row>
        <table:table-row table:style-name="ro2">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table:style-name="ce13"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table:style-name="ce13"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table:style-name="ce13"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table:style-name="ce13" office:value-type="string" calcext:value-type="string">
            <text:p>YOU: Uh, what kind of collar? Even a harness?</text:p>
          </table:table-cell>
        </table:table-row>
        <table:table-row table:style-name="ro5">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table:style-name="ce13" office:value-type="string" calcext:value-type="string">
            <text:p>DOGRON: It's been days that your tuuuummy hurts, your whole tummy. They put a leash on you and pat you on the trunk of the car. How do you react?</text:p>
          </table:table-cell>
        </table:table-row>
        <table:table-row table:style-name="ro2">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table:style-name="ce13" office:value-type="string" calcext:value-type="string">
            <text:p>YOU: Please please free me I didn't do anything, my succulent plant will miss it!</text:p>
          </table:table-cell>
        </table:table-row>
        <table:table-row table:style-name="ro2">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table:style-name="ce13"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table:style-name="ce13" office:value-type="string" calcext:value-type="string">
            <text:p>YOU: No fucking way. I bite their hand and escape to freedom!</text:p>
          </table:table-cell>
        </table:table-row>
        <table:table-row table:style-name="ro2">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table:style-name="ce13"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table:style-name="ce13"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table:style-name="ce13" office:value-type="string" calcext:value-type="string">
            <text:p>DOGRON: No no, what are you talking about, it's not like you're a hot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table:style-name="ce13" office:value-type="string" calcext:value-type="string">
            <text:p>YOU: No body, no crime. I'm sorry, Ermenegildo.</text:p>
          </table:table-cell>
        </table:table-row>
        <table:table-row table:style-name="ro2">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table:style-name="ce13" office:value-type="string" calcext:value-type="string">
            <text:p>YOU: I turn myself in to the police, voluntarily. Don't you think that's the sensible thing to do? You're going to do it right?</text:p>
          </table:table-cell>
        </table:table-row>
        <table:table-row table:style-name="ro6">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table:style-name="ce13" office:value-type="string" calcext:value-type="string">
            <text:p>DOGRON: The quuuuestions are over! And thanks to our very accurate psychology approved by the Grand Council of Pugs and the Supreme Chihuahua, I, Dogron The III I award you:</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table:style-name="ce13" office:value-type="string" calcext:value-type="string">
            <text:p><text:span text:style-name="T1">DOGRON: </text:span>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table:style-name="ce13" office:value-type="string" calcext:value-type="string">
            <text:p><text:span text:style-name="T1">DOGRON: </text:span>the possibility of slowing down time.</text:p>
          </table:table-cell>
        </table:table-row>
        <table:table-row table:style-name="ro2">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table:style-name="ce13" office:value-type="string" calcext:value-type="string">
            <text:p><text:span text:style-name="T1">DOGRON: the luck of being able to choose an ingredient at the beginning of the </text:span>recipe.</text:p>
          </table:table-cell>
        </table:table-row>
        <table:table-row table:style-name="ro2">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table:style-name="ce13" office:value-type="string" calcext:value-type="string">
            <text:p><text:span text:style-name="T1">DOGRON: </text:span>the right to chat with an extra person in the lounge.</text:p>
          </table:table-cell>
        </table:table-row>
        <table:table-row table:style-name="ro2">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table:style-name="ce13" office:value-type="string" calcext:value-type="string">
            <text:p><text:span text:style-name="T1">DOGRON: </text:span>the, um, uh, thepossibilityofskippingyourdeathonce uh look how beautiful a labrador!</text:p>
          </table:table-cell>
        </table:table-row>
        <table:table-row table:style-name="ro5">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table:style-name="ce13" office:value-type="string" calcext:value-type="string">
            <text:p><text:span text:style-name="T1">DOGRON: </text:span>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table:style-name="ce13" office:value-type="string" calcext:value-type="string">
            <text:p><text:span text:style-name="T1">DOGRON: </text:span>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table:style-name="ce13" office:value-type="string" calcext:value-type="string">
            <text:p>DOGRON: But, let’s officially start!</text:p>
          </table:table-cell>
        </table:table-row>
        <table:table-row table:style-name="ro5">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table:style-name="ce13" office:value-type="string" calcext:value-type="string">
            <text:p>DOGRON: Contestants, with this first episode of THE GOOD DOG SHOW today we will put youuuu to the test by asking you to...</text:p>
          </table:table-cell>
        </table:table-row>
        <table:table-row table:style-name="ro2">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table:style-name="ce13" office:value-type="string" calcext:value-type="string">
            <text:p>DOGRON: Coooooking something that you would eat every day!</text:p>
          </table:table-cell>
        </table:table-row>
        <table:table-row table:style-name="ro3">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3" office:value-type="string" calcext:value-type="string">
            <text:p>DOGRON: You have a few minutes to chat amongst yourselves, before buuuuut in thekitchen. Translated into the programme rules: a maximum of {abilities has PNGParliExtra: {base_dialogue_loops}|{base_dialogue_loops+1}} people!</text:p>
          </table:table-cell>
        </table:table-row>
        <table:table-row table:style-name="ro6">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3" office:value-type="string" calcext:value-type="string">
            <text:p>DOGRON: It's up to you to decide whether you want to share your secrets,trick other people, or get scratched! And be carefuuuuuuul, because in THE GOOD DOG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table:style-name="ce13" office:value-type="string" calcext:value-type="string">
            <text:p>UgoEMimi: Ugo, I don't think so.</text:p>
          </table:table-cell>
        </table:table-row>
        <table:table-row table:style-name="ro2">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table:style-name="ce13" office:value-type="string" calcext:value-type="string">
            <text:p>UgoEMimi: Mimi, I decide when it's appropriate. And it just so happens thatthere is a lot of money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table:style-name="ce13"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table:style-name="ce13"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table:style-name="ce13" office:value-type="string" calcext:value-type="string">
            <text:p>UgoEMimi: Hello, I am Ugo, and this is my wife Mimi. MIN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table:style-name="ce13"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table:style-name="ce13"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table:style-name="ce13"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table:style-name="ce13" office:value-type="string" calcext:value-type="string">
            <text:p>YOU: Nice haircut, madam!</text:p>
          </table:table-cell>
        </table:table-row>
        <table:table-row table:style-name="ro2">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table:style-name="ce13" office:value-type="string" calcext:value-type="string">
            <text:p>UgoEMimi: My merit, I chose her hairdresser, as a good husband must do!</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table:style-name="ce13" office:value-type="string" calcext:value-type="string">
            <text:p>UgoEMimi: And you, what are you doing here?</text:p>
          </table:table-cell>
        </table:table-row>
        <table:table-row table:style-name="ro2">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table:style-name="ce13" office:value-type="string" calcext:value-type="string">
            <text:p>UgoEMimi: Ugo, don't be rude, we are all tense from this news!</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table:style-name="ce13"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table:style-name="ce13"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table:style-name="ce13"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table:style-name="ce13" office:value-type="string" calcext:value-type="string">
            <text:p>UgoEMimi: Do you need a hand with the cooking, darling?</text:p>
          </table:table-cell>
        </table:table-row>
        <table:table-row table:style-name="ro2">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table:style-name="ce13" office:value-type="string" calcext:value-type="string">
            <text:p>UgoEMimi: Mimi! Why are you helping the competition? I need the money for thepublisher!</text:p>
          </table:table-cell>
        </table:table-row>
        <table:table-row table:style-name="ro5">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table:style-name="ce13" office:value-type="string" calcext:value-type="string">
            <text:p>UgoEMimi: Ugo, it's not that I want to tell this person that for a perfectaspic, the secret is the best &lt;b&gt;isinglass&lt;/b&gt; and&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table:style-name="ce13" office:value-type="string" calcext:value-type="string">
            <text:p>YOU: Thank you ma'am, but the 1980s have been over since that day!</text:p>
          </table:table-cell>
        </table:table-row>
        <table:table-row table:style-name="ro2">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table:style-name="ce13" office:value-type="string" calcext:value-type="string">
            <text:p>YOU: I haven't had an aspic since the day they sacrificed Grandma to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table:style-name="ce13"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table:style-name="ce13" office:value-type="string" calcext:value-type="string">
            <text:p>YOU: In this light you can't understand shit. Try again!</text:p>
          </table:table-cell>
        </table:table-row>
        <table:table-row table:style-name="ro2">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table:style-name="ce13" office:value-type="string" calcext:value-type="string">
            <text:p>UgoEMimi: Mimi, let's go! I think I saw a chick with an iPod, maybe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table:style-name="ce13" office:value-type="string" calcext:value-type="string">
            <text:p>BeBe: Yet I was sure I put them here, darn it!</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table:style-name="ce13" office:value-type="string" calcext:value-type="string">
            <text:p>YOU: Have you lost something?</text:p>
          </table:table-cell>
        </table:table-row>
        <table:table-row table:style-name="ro2">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table:style-name="ce13"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table:style-name="ce13" office:value-type="string" calcext:value-type="string">
            <text:p>YOU: You have them on, you know?</text:p>
          </table:table-cell>
        </table:table-row>
        <table:table-row table:style-name="ro2">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table:style-name="ce13"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table:style-name="ce13"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table:style-name="ce13"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table:style-name="ce13" office:value-type="string" calcext:value-type="string">
            <text:p>YOU: Mmm yes yes of course.</text:p>
          </table:table-cell>
        </table:table-row>
        <table:table-row table:style-name="ro2">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table:style-name="ce13" office:value-type="string" calcext:value-type="string">
            <text:p>BeBe: Are you quoting that new K-Pop group, the Blink of an eye?</text:p>
          </table:table-cell>
        </table:table-row>
        <table:table-row table:style-name="ro2">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table:style-name="ce13" office:value-type="string" calcext:value-type="string">
            <text:p>BeBe: But how are you finding yourself here,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table:style-name="ce13" office:value-type="string" calcext:value-type="string">
            <text:p>YOU: I don't know where I am, I just want to run away.</text:p>
          </table:table-cell>
        </table:table-row>
        <table:table-row table:style-name="ro2">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table:style-name="ce13"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table:style-name="ce13"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table:style-name="ce13" office:value-type="string" calcext:value-type="string">
            <text:p>BeBe: It happens to all people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table:style-name="ce13"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table:style-name="ce13" office:value-type="string" calcext:value-type="string">
            <text:p>BeBe: Cult?</text:p>
          </table:table-cell>
        </table:table-row>
        <table:table-row table:style-name="ro2">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table:style-name="ce13" office:value-type="string" calcext:value-type="string">
            <text:p>YOU: More importantly, what did you decide to cook for the first episode?</text:p>
          </table:table-cell>
        </table:table-row>
        <table:table-row table:style-name="ro5">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table:style-name="ce13" office:value-type="string" calcext:value-type="string">
            <text:p>BeBe: Uh you know, while being a working sheep, being a single mother of eight, ouch, seven little lambs forces you to deal with money.</text:p>
          </table:table-cell>
        </table:table-row>
        <table:table-row table:style-name="ro2">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table:style-name="ce13"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table:style-name="ce13"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table:style-name="ce13" office:value-type="string" calcext:value-type="string">
            <text:p>YOU: Uh, now I understand why you have bad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table:style-name="ce13"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table:style-name="ce13" office:value-type="string" calcext:value-type="string">
            <text:p>YOU: Thank you for the advice.</text:p>
          </table:table-cell>
        </table:table-row>
        <table:table-row table:style-name="ro5">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table:style-name="ce13" office:value-type="string" calcext:value-type="string">
            <text:p>BeBe: I haven't introduced myself anyway!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table:style-name="ce13"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table:style-name="ce13"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table:style-name="ce13" office:value-type="string" calcext:value-type="string">
            <text:p>YOU: How do we get out of here!?!?</text:p>
          </table:table-cell>
        </table:table-row>
        <table:table-row table:style-name="ro2">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table:style-name="ce13" office:value-type="string" calcext:value-type="string">
            <text:p>Piiiietro: Bruiser Woods! Where did you go? Jesus, you took away my Gucci’s rosary too!</text:p>
          </table:table-cell>
        </table:table-row>
        <table:table-row table:style-name="ro2">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table:style-name="ce13" office:value-type="string" calcext:value-type="string">
            <text:p>Piiiietro: I told Snooki, oh if I told her, that it was a bad idea, but she didn't, no!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table:style-name="ce13"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table:style-name="ce13"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table:style-name="ce13" office:value-type="string" calcext:value-type="string">
            <text:p>YOU: Gucci’s rosary?</text:p>
          </table:table-cell>
        </table:table-row>
        <table:table-row table:style-name="ro2">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table:style-name="ce13"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table:style-name="ce13"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table:style-name="ce13" office:value-type="string" calcext:value-type="string">
            <text:p>Piiiietro: Sorry, I signed an NDA, that's all I can say.</text:p>
          </table:table-cell>
        </table:table-row>
        <table:table-row table:style-name="ro2">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table:style-name="ce13" office:value-type="string" calcext:value-type="string">
            <text:p>Piiiietro: She'll be back, I hope. This planet looks tiny anyway, there won't be any more doggies.</text:p>
          </table:table-cell>
        </table:table-row>
        <table:table-row table:style-name="ro2">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table:style-name="ce13" office:value-type="string" calcext:value-type="string">
            <text:p>Piiiietro: Anyway pleasure, I am Piiiietro, a math student. When I was fourteen years old, I solved the Collatz game.</text:p>
          </table:table-cell>
        </table:table-row>
        <table:table-row table:style-name="ro5">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table:style-name="ce13" office:value-type="string" calcext:value-type="string">
            <text:p>Piiiietro: A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table:style-name="ce13"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table:style-name="ce13" office:value-type="string" calcext:value-type="string">
            <text:p>YOU: Actually Perel'man in middle school used to copy me.</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table:style-name="ce13" office:value-type="string" calcext:value-type="string">
            <text:p>YOU: I'm still thinking about the Gucci’s rosary.</text:p>
          </table:table-cell>
        </table:table-row>
        <table:table-row table:style-name="ro2">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table:style-name="ce13" office:value-type="string" calcext:value-type="string">
            <text:p>YOU: No, but last week I got the change right the first time at the supermarket.</text:p>
          </table:table-cell>
        </table:table-row>
        <table:table-row table:style-name="ro2">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table:style-name="ce13" office:value-type="string" calcext:value-type="string">
            <text:p>Piiiietro: If I don't find the rosary, my grandmother will kill me, you know?</text:p>
          </table:table-cell>
        </table:table-row>
        <table:table-row table:style-name="ro5">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table:style-name="ce13" office:value-type="string" calcext:value-type="string">
            <text:p>Piiiietro: The whole family. They're all so religious, think they have a holy card of Miuccia Prada on the fireplace, blinking her eyes.</text:p>
          </table:table-cell>
        </table:table-row>
        <table:table-row table:style-name="ro2">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table:style-name="ce13" office:value-type="string" calcext:value-type="string">
            <text:p>Piiiietro: They forced me to study mathematics to confirm the existence of God and Donatella Versace.</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table:style-name="ce13" office:value-type="string" calcext:value-type="string">
            <text:p>YOU: And you are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table:style-name="ce13" office:value-type="string" calcext:value-type="string">
            <text:p>Piiiietro: Cook? What do you mean, cook?</text:p>
          </table:table-cell>
        </table:table-row>
        <table:table-row table:style-name="ro2">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table:style-name="ce13" office:value-type="string" calcext:value-type="string">
            <text:p>YOU: Well, this is a cooking program, I think they kidnapped us etc etc.</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table:style-name="ce13"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table:style-name="ce13" office:value-type="string" calcext:value-type="string">
            <text:p>YOU: Should we sing about that huge gas stove?</text:p>
          </table:table-cell>
        </table:table-row>
        <table:table-row table:style-name="ro2">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table:style-name="ce13"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table:style-name="ce13" office:value-type="string" calcext:value-type="string">
            <text:p>YOU: No thanks, I'd rather have been really kidnapped.</text:p>
          </table:table-cell>
        </table:table-row>
        <table:table-row table:style-name="ro5">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table:style-name="ce13" office:value-type="string" calcext:value-type="string">
            <text:p>Piiiietro: But I can just cook a plate of pasta with &lt;b&gt;canned tuna&lt;/b&gt; and &lt;b&gt;stir&lt;/b&gt;, the fuck am I doing here?</text:p>
          </table:table-cell>
        </table:table-row>
        <table:table-row table:style-name="ro2">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table:style-name="ce13" office:value-type="string" calcext:value-type="string">
            <text:p>Piiiietro: Bruiser, Bruiser where are you? We've got to get out of here! See you later, or never!</text:p>
          </table:table-cell>
        </table:table-row>
        <table:table-row table:style-name="ro2">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table:style-name="ce13"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table:style-name="ce13" office:value-type="string" calcext:value-type="string">
            <text:p>YOU: But do you know how you got here?</text:p>
          </table:table-cell>
        </table:table-row>
        <table:table-row table:style-name="ro2">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table:style-name="ce13" office:value-type="string" calcext:value-type="string">
            <text:p>YOU: I think I saw a body before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table:style-name="ce13" office:value-type="string" calcext:value-type="string">
            <text:p>YOU: Still better than the Worship Church, I think.</text:p>
          </table:table-cell>
        </table:table-row>
        <table:table-row table:style-name="ro5">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table:style-name="ce13" office:value-type="string" calcext:value-type="string">
            <text:p>Quello: I feel a little bit of pressure, you know? All these professional people, and me being just a little pastry chef, as Il Divo always reminds me. Very very very small. Infimou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5">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table:style-name="ce13" office:value-type="string" calcext:value-type="string">
            <text:p>Quello: Yes, my boss, a strict but loving man in his own way. He forced me to come here, so if I win the money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table:style-name="ce13"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table:style-name="ce13" office:value-type="string" calcext:value-type="string">
            <text:p>Quello: Every learner deserves the lesson of humility, don't you think?</text:p>
          </table:table-cell>
        </table:table-row>
        <table:table-row table:style-name="ro2">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table:style-name="ce13" office:value-type="string" calcext:value-type="string">
            <text:p>YOU: The most complex thing I've cooked is a caprese, and I lost a finger in it.</text:p>
          </table:table-cell>
        </table:table-row>
        <table:table-row table:style-name="ro2">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table:style-name="ce13" office:value-type="string" calcext:value-type="string">
            <text:p>Quello: Il Divo says it's important to always leave something of yourself in what we cook, you know?</text:p>
          </table:table-cell>
        </table:table-row>
        <table:table-row table:style-name="ro5">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table:style-name="ce13" office:value-type="string" calcext:value-type="string">
            <text:p>Quello: Anyway pleasure, my name is That One. Sometimes It, sometimes That Other.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table:style-name="ce13"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table:style-name="ce13"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table:style-name="ce13"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table:style-name="ce13" office:value-type="string" calcext:value-type="string">
            <text:p>YOU: Fried eggs?</text:p>
          </table:table-cell>
        </table:table-row>
        <table:table-row table:style-name="ro6">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3" office:value-type="string" calcext:value-type="string">
            <text:p>Quello: Woah, you have the clearest ideas! I wanted to go for meringues, but Il Divo last time called them too meringue-y, and that's no good. He understands what's right in a blink of an eye!</text:p>
          </table:table-cell>
        </table:table-row>
        <table:table-row table:style-name="ro5">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table:style-name="ce13" office:value-type="string" calcext:value-type="string">
            <text:p>Quello: I only know how to make cakes, so I was thinking of taking some &lt;b&gt;butter&lt;/b&gt; and a few other things, patiently &lt;b&gt;whipping&lt;/b&gt; everything by hand and making some simple macaroon.</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table:style-name="ce13" office:value-type="string" calcext:value-type="string">
            <text:p>YOU: Simple. Sure. Simple.</text:p>
          </table:table-cell>
        </table:table-row>
        <table:table-row table:style-name="ro2">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table:style-name="ce13" office:value-type="string" calcext:value-type="string">
            <text:p>Quello: Now I'm going to go clean the nails of Il Divo, who poor guy alone can't. See you later, it was nice talking to you. Talking, in general.</text:p>
          </table:table-cell>
        </table:table-row>
        <table:table-row table:style-name="ro2">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table:style-name="ce13"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table:style-name="ce13"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table:style-name="ce13" office:value-type="string" calcext:value-type="string">
            <text:p>YOU: You're talking to me?</text:p>
          </table:table-cell>
        </table:table-row>
        <table:table-row table:style-name="ro5">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table:style-name="ce13" office:value-type="string" calcext:value-type="string">
            <text:p>ilDivo: Yes, to you, there are no other people around. Ah no, yes, I was on the phone with the secretary. Again. What do you have some special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table:style-name="ce13" office:value-type="string" calcext:value-type="string">
            <text:p>YOU: I'm going to hear from the dealer for a moment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table:style-name="ce13" office:value-type="string" calcext:value-type="string">
            <text:p>ilDivo: Okay, hear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table:style-name="ce13" office:value-type="string" calcext:value-type="string">
            <text:p>YOU: Is that why you're all yellow?</text:p>
          </table:table-cell>
        </table:table-row>
        <table:table-row table:style-name="ro2">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table:style-name="ce13"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table:style-name="ce13" office:value-type="string" calcext:value-type="string">
            <text:p>YOU: Do you have any idea where we are, instead?</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table:style-name="ce13" office:value-type="string" calcext:value-type="string">
            <text:p>ilDivo: Useless intern. Always useless, christ!</text:p>
          </table:table-cell>
        </table:table-row>
        <table:table-row table:style-name="ro5">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table:style-name="ce13" office:value-type="string" calcext:value-type="string">
            <text:p>ilDivo: No no, I wasn't talking to you. Oh Christ, listen, I'll talk to you later. And make sure you get those three hours of unpaid overtime that we agreed on, okay?!?!</text:p>
          </table:table-cell>
        </table:table-row>
        <table:table-row table:style-name="ro2">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table:style-name="ce13" office:value-type="string" calcext:value-type="string">
            <text:p>ilDivo: And clean the kitchen, I don't care if the restaurant is closed.</text:p>
          </table:table-cell>
        </table:table-row>
        <table:table-row table:style-name="ro2">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table:style-name="ce13"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table:style-name="ce13" office:value-type="string" calcext:value-type="string">
            <text:p>ilDivo: And who else, lazybones!!!? You want an autograph, I suppose?</text:p>
          </table:table-cell>
        </table:table-row>
        <table:table-row table:style-name="ro2">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table:style-name="ce13" office:value-type="string" calcext:value-type="string">
            <text:p>ilDivo: Or my secret to &lt;b&gt;whipping up&lt;/b&gt;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table:style-name="ce13" office:value-type="string" calcext:value-type="string">
            <text:p>ilDivo: Are you single?</text:p>
          </table:table-cell>
        </table:table-row>
        <table:table-row table:style-name="ro5">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table:style-name="ce13" office:value-type="string" calcext:value-type="string">
            <text:p>ilDivo: Ah, but don't waste my time. Look for me That One, and bring me a couple of ounces of caviar and coke for the sample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6">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3" office:value-type="string" calcext:value-type="string">
            <text:p>DOGRON: But people friends, we are already on the second day of THE GOOD DOG (very very goooood dog!) SHOW!!! Aren't you super mega happy and wagging your tails!!!? Oh, hoooowwwww I would hate to see you all ever leave!</text:p>
          </table:table-cell>
        </table:table-row>
        <table:table-row table:style-name="ro5">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table:style-name="ce13" office:value-type="string" calcext:value-type="string">
            <text:p>DOGRON: But if we didn't eliminate someone, how could we find a perfect replacement for, for, for the larger kitchen of Uuuuuranus?</text:p>
          </table:table-cell>
        </table:table-row>
        <table:table-row table:style-name="ro2">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table:style-name="ce13" office:value-type="string" calcext:value-type="string">
            <text:p>DOGRON: And speaking of Uranus, today's theme is: a meal for when real friends come!</text:p>
          </table:table-cell>
        </table:table-row>
        <table:table-row table:style-name="ro2">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table:style-name="ce13" office:value-type="string" calcext:value-type="string">
            <text:p>DOGRON: I'll give you a few minutes for chit-chat and then we're off!</text:p>
          </table:table-cell>
        </table:table-row>
        <table:table-row table:style-name="ro2">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table:style-name="ce13" office:value-type="string" calcext:value-type="string">
            <text:p>UgoEMimi: Mimi, no, you're the one who doesn't understand! Kojima compared it to &lt;b&gt;Skyrim&lt;/b&gt;! And Kojima is never wrong!</text:p>
          </table:table-cell>
        </table:table-row>
        <table:table-row table:style-name="ro2">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table:style-name="ce13" office:value-type="string" calcext:value-type="string">
            <text:p>UgoEMimi: Ugo, I don't want to contradict you, you know, but it was a dream!</text:p>
          </table:table-cell>
        </table:table-row>
        <table:table-row table:style-name="ro2">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table:style-name="ce13" office:value-type="string" calcext:value-type="string">
            <text:p>UgoEMimi: And you tell me that dreams lie, huh! Didn't you dream of cooking forever, and now you see where we are?</text:p>
          </table:table-cell>
        </table:table-row>
        <table:table-row table:style-name="ro5">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table:style-name="ce13" office:value-type="string" calcext:value-type="string">
            <text:p>UgoEMimi: My dream was to open an electrician's tool store, not to cook &lt;b&gt;vol-au-vents&lt;/b&gt; every Saturday for your boorish friends!</text:p>
          </table:table-cell>
        </table:table-row>
        <table:table-row table:style-name="ro2">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table:style-name="ce13"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table:style-name="ce13" office:value-type="string" calcext:value-type="string">
            <text:p>YOU: Mr. Hugh, so you are creating a video game?</text:p>
          </table:table-cell>
        </table:table-row>
        <table:table-row table:style-name="ro6">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3" office:value-type="string" calcext:value-type="string">
            <text:p>UgoEMimi: Oh, more than a video game, THE video game! It will be a stealth but not too much slasher shooter with 4X elements and a car race and resource management multiplayer mode with microtransactions, NFT and lots of DLC!</text:p>
          </table:table-cell>
        </table:table-row>
        <table:table-row table:style-name="ro2">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table:style-name="ce13" office:value-type="string" calcext:value-type="string">
            <text:p>UgoEMimi: But for now Ugo has only created the title and a cover with Paint.</text:p>
          </table:table-cell>
        </table:table-row>
        <table:table-row table:style-name="ro2">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table:style-name="ce13" office:value-type="string" calcext:value-type="string">
            <text:p>YOU: Mrs. Mimi, so you're into electricality, is that what they say?</text:p>
          </table:table-cell>
        </table:table-row>
        <table:table-row table:style-name="ro2">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table:style-name="ce13" office:value-type="string" calcext:value-type="string">
            <text:p>UgoEMimi: A woman cannot be passionate about electricity, Mimi is only good at cleaning, cooking and ironing.</text:p>
          </table:table-cell>
        </table:table-row>
        <table:table-row table:style-name="ro2">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table:style-name="ce13" office:value-type="string" calcext:value-type="string">
            <text:p>UgoEMimi: In fact we only live in one house where I did all the grounding.</text:p>
          </table:table-cell>
        </table:table-row>
        <table:table-row table:style-name="ro2">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table:style-name="ce13" office:value-type="string" calcext:value-type="string">
            <text:p>YOU: I don't know what you have, but in worship if you don't mind your own business you die badly. Bye.</text:p>
          </table:table-cell>
        </table:table-row>
        <table:table-row table:style-name="ro2">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table:style-name="ce13" office:value-type="string" calcext:value-type="string">
            <text:p>BeBe: Well, hello there! Who would have thought I would survive the first day? Nella didn't make it.</text:p>
          </table:table-cell>
        </table:table-row>
        <table:table-row table:style-name="ro2">
          <table:table-cell office:value-type="string" calcext:value-type="string">
            <text:p>02DayTwo-day_two_lounge-84a0fb93</text:p>
          </table:table-cell>
          <table:table-cell table:style-name="ce10" office:value-type="string" calcext:value-type="string">
            <text:p><text:s/>BeBe: Comunque ieri non ho avuto modo di presentarmi, sono BeBe, madre single di otto, ehm, sette agnelline.</text:p>
          </table:table-cell>
          <table:table-cell table:style-name="ce13"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table:style-name="ce13" office:value-type="string" calcext:value-type="string">
            <text:p>BeBe: A long history, a long long hi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table:style-name="ce13"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table:style-name="ce13"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table:style-name="ce13" office:value-type="string" calcext:value-type="string">
            <text:p>YOU: I feel sorry for those who got out. But sorry, who got out!!!</text:p>
          </table:table-cell>
        </table:table-row>
        <table:table-row table:style-name="ro2">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table:style-name="ce13" office:value-type="string" calcext:value-type="string">
            <text:p>BeBe: Do you think I remember the names of all of you, with my lambs at home?</text:p>
          </table:table-cell>
        </table:table-row>
        <table:table-row table:style-name="ro5">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table:style-name="ce13" office:value-type="string" calcext:value-type="string">
            <text:p>BeBe: But let's talk about good things, given today's theme: do you have people friends waiting for you? I only have my eight, uh, seven daughters, and I'm their best friend.</text:p>
          </table:table-cell>
        </table:table-row>
        <table:table-row table:style-name="ro2">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table:style-name="ce13"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table:style-name="ce13" office:value-type="string" calcext:value-type="string">
            <text:p>YOU: Of course, if you are convinced of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table:style-name="ce13" office:value-type="string" calcext:value-type="string">
            <text:p>YOU: I have Kitty waiting for me at home, she is my life.</text:p>
          </table:table-cell>
        </table:table-row>
        <table:table-row table:style-name="ro2">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table:style-name="ce13"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table:style-name="ce13" office:value-type="string" calcext:value-type="string">
            <text:p>YOU: Do you have any secret recipes to focus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table:style-name="ce13" office:value-type="string" calcext:value-type="string">
            <text:p>BeBe: If I told you, it wouldn't be secret, would it?</text:p>
          </table:table-cell>
        </table:table-row>
        <table:table-row table:style-name="ro2">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table:style-name="ce13" office:value-type="string" calcext:value-type="string">
            <text:p>BeBe: Just kidding, if the theme is "food for friendly people," of course I agre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table:style-name="ce13"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table:style-name="ce13"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table:style-name="ce13"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table:style-name="ce13" office:value-type="string" calcext:value-type="string">
            <text:p>YOU: (ironically) Of course I do!</text:p>
          </table:table-cell>
        </table:table-row>
        <table:table-row table:style-name="ro2">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table:style-name="ce13" office:value-type="string" calcext:value-type="string">
            <text:p>BeBe: That reassures me. I don't like people who take me by the ears.</text:p>
          </table:table-cell>
        </table:table-row>
        <table:table-row table:style-name="ro5">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table:style-name="ce13"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table:style-name="ce13" office:value-type="string" calcext:value-type="string">
            <text:p>BeBe: It amuses me a lot when they say in an affectionate way, "No mom, don't play with us tonight, please!" They are so tender.</text:p>
          </table:table-cell>
        </table:table-row>
        <table:table-row table:style-name="ro2">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table:style-name="ce13"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table:style-name="ce13"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table:style-name="ce13"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table:style-name="ce13"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table:style-name="ce13" office:value-type="string" calcext:value-type="string">
            <text:p>YOU: Um,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table:style-name="ce13" office:value-type="string" calcext:value-type="string">
            <text:p>Piiiietro: &lt;b&gt;Canned tuna&lt;/b&gt;,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table:style-name="ce13"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table:style-name="ce13"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table:style-name="ce13" office:value-type="string" calcext:value-type="string">
            <text:p>YOU: Is that all you can cook?</text:p>
          </table:table-cell>
        </table:table-row>
        <table:table-row table:style-name="ro2">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table:style-name="ce13" office:value-type="string" calcext:value-type="string">
            <text:p>Piiiietro: That I saw yesterday that you were watching what I was cooking. They all do that, copying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table:style-name="ce13"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table:style-name="ce13" office:value-type="string" calcext:value-type="string">
            <text:p>Piiiietro: Let's not exaggerate,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table:style-name="ce13" office:value-type="string" calcext:value-type="string">
            <text:p>YOU: Did you then find your dog?</text:p>
          </table:table-cell>
        </table:table-row>
        <table:table-row table:style-name="ro2">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table:style-name="ce13" office:value-type="string" calcext:value-type="string">
            <text:p>Piiiietro: No, and I found his Russian sable fur coat abandoned behind an armchair.</text:p>
          </table:table-cell>
        </table:table-row>
        <table:table-row table:style-name="ro2">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table:style-name="ce13" office:value-type="string" calcext:value-type="string">
            <text:p>Piiiietro: But he always does this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table:style-name="ce13" office:value-type="string" calcext:value-type="string">
            <text:p>YOU: But the rosary then?</text:p>
          </table:table-cell>
        </table:table-row>
        <table:table-row table:style-name="ro2">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table:style-name="ce13" office:value-type="string" calcext:value-type="string">
            <text:p>Piiiietro: I think I saw it on Dogron, I'll have to investigate further.</text:p>
          </table:table-cell>
        </table:table-row>
        <table:table-row table:style-name="ro5">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table:style-name="ce13" office:value-type="string" calcext:value-type="string">
            <text:p>Piiiietro: However, yesterday the production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table:style-name="ce13" office:value-type="string" calcext:value-type="string">
            <text:p>YOU: Agent?</text:p>
          </table:table-cell>
        </table:table-row>
        <table:table-row table:style-name="ro6">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3"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table:style-name="ce13" office:value-type="string" calcext:value-type="string">
            <text:p>Piiiietro: I'm so good at math.</text:p>
          </table:table-cell>
        </table:table-row>
        <table:table-row table:style-name="ro2">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table:style-name="ce13" office:value-type="string" calcext:value-type="string">
            <text:p>Piiiietro: But now I say goodbye, that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text:s/>Piiiietro: Ah, ieri non ci siamo presentate: mi chiamo Piiiietro.</text:p>
          </table:table-cell>
          <table:table-cell table:style-name="ce13" office:value-type="string" calcext:value-type="string">
            <text:p>Piiiietro: Ah, we didn't introduce ourselves yesterday: my name is Piiiietro.</text:p>
          </table:table-cell>
        </table:table-row>
        <table:table-row table:style-name="ro2">
          <table:table-cell office:value-type="string" calcext:value-type="string">
            <text:p>02DayTwo-day_two_lounge-5022661a</text:p>
          </table:table-cell>
          <table:table-cell table:style-name="ce10" office:value-type="string" calcext:value-type="string">
            <text:p><text:s/>Quello: Ciao! Io sono Quello, o Quello Lì a volte. Ti guardavo cucinare ieri e woah, te la cavi benissimo!</text:p>
          </table:table-cell>
          <table:table-cell table:style-name="ce13" office:value-type="string" calcext:value-type="string">
            <text:p>Quello: Hello! I am That One, or It,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table:style-name="ce13"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table:style-name="ce13"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table:style-name="ce13" office:value-type="string" calcext:value-type="string">
            <text:p>YOU: But like that dinosaur joke?</text:p>
          </table:table-cell>
        </table:table-row>
        <table:table-row table:style-name="ro2">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table:style-name="ce13" office:value-type="string" calcext:value-type="string">
            <text:p>YOU: This is the time when I have to say I'm sorry, right?</text:p>
          </table:table-cell>
        </table:table-row>
        <table:table-row table:style-name="ro2">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table:style-name="ce13" office:value-type="string" calcext:value-type="string">
            <text:p>YOU: I saw a very friendly sheep earlier. If you want to talk to her…</text:p>
          </table:table-cell>
        </table:table-row>
        <table:table-row table:style-name="ro5">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table:style-name="ce13" office:value-type="string" calcext:value-type="string">
            <text:p>Quello: I won't bore you with this sad story, I promise. I can't help but think of recipes that don't have &lt;b&gt;tears&lt;/b&gt; in them, though. Lots.</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table:style-name="ce13" office:value-type="string" calcext:value-type="string">
            <text:p>YOU: Don't they spoil the flavor?</text:p>
          </table:table-cell>
        </table:table-row>
        <table:table-row table:style-name="ro2">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table:style-name="ce13" office:value-type="string" calcext:value-type="string">
            <text:p>Quello: It depends. With &lt;b&gt;bitter cocoa&lt;/b&gt;, the salty goes well with i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table:style-name="ce13" office:value-type="string" calcext:value-type="string">
            <text:p>Quello: A cake not to be shared with any person.</text:p>
          </table:table-cell>
        </table:table-row>
        <table:table-row table:style-name="ro2">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table:style-name="ce13" office:value-type="string" calcext:value-type="string">
            <text:p>Quello: Except for Il Divo, which he would never eat, however, because it would gross him out on trust. And he's right.</text:p>
          </table:table-cell>
        </table:table-row>
        <table:table-row table:style-name="ro2">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table:style-name="ce13" office:value-type="string" calcext:value-type="string">
            <text:p>Quello: Sorry, sadness is forbidden by the labor contract. See you later, good luck!</text:p>
          </table:table-cell>
        </table:table-row>
        <table:table-row table:style-name="ro2">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table:style-name="ce13" office:value-type="string" calcext:value-type="string">
            <text:p>ilDivo: I get that it's the Pope, but it can wait, that I have to open a new office in Dubai before lunch, alright!!!?</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table:style-name="ce13" office:value-type="string" calcext:value-type="string">
            <text:p>YOU: But why do I persist in talking to this?</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table:style-name="ce13" office:value-type="string" calcext:value-type="string">
            <text:p>ilDivo: Why hello gorgeous! Have we met?</text:p>
          </table:table-cell>
        </table:table-row>
        <table:table-row table:style-name="ro2">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table:style-name="ce13" office:value-type="string" calcext:value-type="string">
            <text:p>YOU: We talked together yesterday, like.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table:style-name="ce13" office:value-type="string" calcext:value-type="string">
            <text:p>YOU: I haven't had the luck yet, no.</text:p>
          </table:table-cell>
        </table:table-row>
        <table:table-row table:style-name="ro2">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table:style-name="ce13" office:value-type="string" calcext:value-type="string">
            <text:p>ilDivo: They call me il Divo, but that's an understatement. He thinks the White House has a portrait of me, so to speak.</text:p>
          </table:table-cell>
        </table:table-row>
        <table:table-row table:style-name="ro5">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3" office:value-type="string" calcext:value-type="string">
            <text:p>ilDivo: Wikipedia has my picture under the definition of "Cool," not as the obvious preposition but what am I telling you that you may not have been in middle school but I already asked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table:style-name="ce13" office:value-type="string" calcext:value-type="string">
            <text:p>YOU: Yes, and every time I meet a man I remember why.</text:p>
          </table:table-cell>
        </table:table-row>
        <table:table-row table:style-name="ro2">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table:style-name="ce13" office:value-type="string" calcext:value-type="string">
            <text:p>YOU: No, I have someone waiting for me at home, but I don't know how to get back!</text:p>
          </table:table-cell>
        </table:table-row>
        <table:table-row table:style-name="ro2">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table:style-name="ce13" office:value-type="string" calcext:value-type="string">
            <text:p>YOU: I think I have a crush on one of the people here in the studio.</text:p>
          </table:table-cell>
        </table:table-row>
        <table:table-row table:style-name="ro2">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table:style-name="ce13" office:value-type="string" calcext:value-type="string">
            <text:p>ilDivo: Of course you then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table:style-name="ce13" office:value-type="string" calcext:value-type="string">
            <text:p>ilDivo: But then life is difficult.</text:p>
          </table:table-cell>
        </table:table-row>
        <table:table-row table:style-name="ro6">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3" office:value-type="string" calcext:value-type="string">
            <text:p>ilDivo: Because they tell you, "Hey, how fortunate to be a species with 23000 different sexual genders, it must be a great bazaar," but then we have binary things too, and I end up falling in love, and…</text:p>
          </table:table-cell>
        </table:table-row>
        <table:table-row table:style-name="ro5">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table:style-name="ce13" office:value-type="string" calcext:value-type="string">
            <text:p>ilDivo: What am I telling you? I'm &lt;b&gt;hot&lt;/b&gt; stuff baby, you can't just grab me like that! And now I have to work, work, produce, fill in the blank!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5">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table:style-name="ce13" office:value-type="string" calcext:value-type="string">
            <text:p>DOGRON: Good morning, everyone, and wwwwwelcome to the third episode of THE VERY VERY GOOD GOOD DOG SHOW!</text:p>
          </table:table-cell>
        </table:table-row>
        <table:table-row table:style-name="ro5">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table:style-name="ce13" office:value-type="string" calcext:value-type="string">
            <text:p>DOGRON: Don't you feel a little sadness? Already two people have left us, and I don't feel like making youuuuu leave, no!</text:p>
          </table:table-cell>
        </table:table-row>
        <table:table-row table:style-name="ro6">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3" office:value-type="string" calcext:value-type="string">
            <text:p>DOGRON: But the Supreme Chihuahua and the Grand Council of Pugs, in their wisdom they know that it is important to find the perfect mistress, no, the perfect little person for the restaurant on Satuuuuurn!</text:p>
          </table:table-cell>
        </table:table-row>
        <table:table-row table:style-name="ro6">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table:style-name="ce13" office:value-type="string" calcext:value-type="string">
            <text:p>DOGRON: And suuuuurely this magnificent person with magnificent hands that</text:p>
            <text:p>             make beautiful pat-pats on his head, must know how to make a recipe for...</text:p>
          </table:table-cell>
        </table:table-row>
        <table:table-row table:style-name="ro2">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table:style-name="ce13" office:value-type="string" calcext:value-type="string">
            <text:p>DOGRON: ... when you feel sad because all the huuuuuumans are gone!</text:p>
          </table:table-cell>
        </table:table-row>
        <table:table-row table:style-name="ro2">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table:style-name="ce13"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table:style-name="ce13" office:value-type="string" calcext:value-type="string">
            <text:p>UgoEMimi: …</text:p>
          </table:table-cell>
        </table:table-row>
        <table:table-row table:style-name="ro2">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table:style-name="ce13" office:value-type="string" calcext:value-type="string">
            <text:p>YOU: I know I'm going to regret saying this, but you seem very quiet today.</text:p>
          </table:table-cell>
        </table:table-row>
        <table:table-row table:style-name="ro2">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table:style-name="ce13" office:value-type="string" calcext:value-type="string">
            <text:p>UgoEMimi: Ugo spoke with one of the producers, for his video game.</text:p>
          </table:table-cell>
        </table:table-row>
        <table:table-row table:style-name="ro2">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table:style-name="ce13" office:value-type="string" calcext:value-type="string">
            <text:p>UgoEMimi: Junk sellers, they are. But did you know that the manufacturers are pugs!!!!</text:p>
          </table:table-cell>
        </table:table-row>
        <table:table-row table:style-name="ro5">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table:style-name="ce13" office:value-type="string" calcext:value-type="string">
            <text:p>UgoEMimi: And he was told that the project lacks a coherent narrative, and a connection between gameplay, narrative and graphical elements.</text:p>
          </table:table-cell>
        </table:table-row>
        <table:table-row table:style-name="ro6">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3" office:value-type="string" calcext:value-type="string">
            <text:p>UgoEMimi: Mi hanno detto in sostanza che non ha senso! That it's a game where meaningless things happen! But I've been playing &lt;b&gt;real video games&lt;/b&gt; forever! These are walking simulator pugs and visual novel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table:style-name="ce13" office:value-type="string" calcext:value-type="string">
            <text:p>YOU: What are you going to do now?</text:p>
          </table:table-cell>
        </table:table-row>
        <table:table-row table:style-name="ro2">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table:style-name="ce13" office:value-type="string" calcext:value-type="string">
            <text:p>UgoEMimi: Oh, I will cook &lt;b&gt;canapés&lt;/b&gt; while Ugo recovers from the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table:style-name="ce13"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table:style-name="ce13" office:value-type="string" calcext:value-type="string">
            <text:p>UgoEMimi: Then what are they, those tears, Ugo?</text:p>
          </table:table-cell>
        </table:table-row>
        <table:table-row table:style-name="ro2">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table:style-name="ce13" office:value-type="string" calcext:value-type="string">
            <text:p>YOU: Aren't you scared about that missing humans thing?</text:p>
          </table:table-cell>
        </table:table-row>
        <table:table-row table:style-name="ro2">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table:style-name="ce13" office:value-type="string" calcext:value-type="string">
            <text:p>UgoEMimi: Uh, I feel sorry for them, but we never got along with humans. Not after the failure of the Virtual Boy.</text:p>
          </table:table-cell>
        </table:table-row>
        <table:table-row table:style-name="ro5">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table:style-name="ce13" office:value-type="string" calcext:value-type="string">
            <text:p>UgoEMimi: Speak for yourself, Ugo. I personally have always loved humans, I used to get really good pizza when I could still cook them.</text:p>
          </table:table-cell>
        </table:table-row>
        <table:table-row table:style-name="ro2">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table:style-name="ce13" office:value-type="string" calcext:value-type="string">
            <text:p>YOU: Oh, and I was afraid I was the only person who ate human flesh!</text:p>
          </table:table-cell>
        </table:table-row>
        <table:table-row table:style-name="ro2">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table:style-name="ce13" office:value-type="string" calcext:value-type="string">
            <text:p>YOU: I have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table:style-name="ce13" office:value-type="string" calcext:value-type="string">
            <text:p>YOU: I think it is time for me to go to Uranus.</text:p>
          </table:table-cell>
        </table:table-row>
        <table:table-row table:style-name="ro2">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table:style-name="ce13" office:value-type="string" calcext:value-type="string">
            <text:p>BeBe: Hey, there, I was distracted and didn't notice your arrival.</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table:style-name="ce13"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table:style-name="ce13"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table:style-name="ce13"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table:style-name="ce13"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table:style-name="ce13" office:value-type="string" calcext:value-type="string">
            <text:p>YOU: What's with the bandaged paw?</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table:style-name="ce13" office:value-type="string" calcext:value-type="string">
            <text:p>BeBe: Uh, a mistake during the pedicure.</text:p>
          </table:table-cell>
        </table:table-row>
        <table:table-row table:style-name="ro5">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table:style-name="ce13" office:value-type="string" calcext:value-type="string">
            <text:p>BeBe: Rather: you've been here for three episodes now, and you don't tell much about yourself. Would you like to confide something to me, something that will stay between you and me?</text:p>
          </table:table-cell>
        </table:table-row>
        <table:table-row table:style-name="ro2">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table:style-name="ce13" office:value-type="string" calcext:value-type="string">
            <text:p>YOU: When I dream I see the coming of the Apocalypse, and all the Horsemen of the Apocalypse have the face of Joan Rivers.</text:p>
          </table:table-cell>
        </table:table-row>
        <table:table-row table:style-name="ro2">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table:style-name="ce13" office:value-type="string" calcext:value-type="string">
            <text:p>BeBe: I think it's a common thing after Iron Man 3.</text:p>
          </table:table-cell>
        </table:table-row>
        <table:table-row table:style-name="ro2">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table:style-name="ce13"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table:style-name="ce13" office:value-type="string" calcext:value-type="string">
            <text:p>BeBe: Who?</text:p>
          </table:table-cell>
        </table:table-row>
        <table:table-row table:style-name="ro2">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table:style-name="ce13"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table:style-name="ce13" office:value-type="string" calcext:value-type="string">
            <text:p>BeBe: You seem like a very confused person, you know?</text:p>
          </table:table-cell>
        </table:table-row>
        <table:table-row table:style-name="ro2">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table:style-name="ce13" office:value-type="string" calcext:value-type="string">
            <text:p>BeBe: But, don't you find today's theme a little strange? In what sense "humans are all gone"? And the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table:style-name="ce13" office:value-type="string" calcext:value-type="string">
            <text:p>YOU: Um, am I a human person?</text:p>
          </table:table-cell>
        </table:table-row>
        <table:table-row table:style-name="ro5">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table:style-name="ce13" office:value-type="string" calcext:value-type="string">
            <text:p>BeBe: Uh, that's why that hairless face, and the fact that he doesn't rumble! That's so funny. And where you come from there are sheep too?</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table:style-name="ce13" office:value-type="string" calcext:value-type="string">
            <text:p>YOU: Many, they are among the most common animals.</text:p>
          </table:table-cell>
        </table:table-row>
        <table:table-row table:style-name="ro2">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table:style-name="ce13" office:value-type="string" calcext:value-type="string">
            <text:p>BeBe: In what sense, animals? Of course, it must be an evolved place, with so many sheep, well well well!</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table:style-name="ce13" office:value-type="string" calcext:value-type="string">
            <text:p>YOU: We raise them to eat,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table:style-name="ce13" office:value-type="string" calcext:value-type="string">
            <text:p>BeBe: Ah. I guess I'll go back to my stuff. Baaaaaaaaaay.</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table:style-name="ce13" office:value-type="string" calcext:value-type="string">
            <text:p>YOU: Yes, that's right, very evolv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table:style-name="ce13" office:value-type="string" calcext:value-type="string">
            <text:p>YOU: Well, they make good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table:style-name="ce13" office:value-type="string" calcext:value-type="string">
            <text:p>BeBe: In what sense? No, I don't want to know. I don't want to.</text:p>
          </table:table-cell>
        </table:table-row>
        <table:table-row table:style-name="ro6">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3" office:value-type="string" calcext:value-type="string">
            <text:p>BeBe: Today I want to hit DOGRON: disappearance involves suffering, and suffering is overcome with pain. Therefore I will cook something by &lt;b&gt;milking&lt;/b&gt;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table:style-name="ce13" office:value-type="string" calcext:value-type="string">
            <text:p>BeBe: That's why I greet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table:style-name="ce13"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table:style-name="ce13" office:value-type="string" calcext:value-type="string">
            <text:p>YOU: You were down a semitone.</text:p>
          </table:table-cell>
        </table:table-row>
        <table:table-row table:style-name="ro2">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table:style-name="ce13" office:value-type="string" calcext:value-type="string">
            <text:p>YOU: demeanor of whom?</text:p>
          </table:table-cell>
        </table:table-row>
        <table:table-row table:style-name="ro2">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table:style-name="ce13" office:value-type="string" calcext:value-type="string">
            <text:p>Piiiietro: But that you always enter other people's rooms like that? What a scumbag!</text:p>
          </table:table-cell>
        </table:table-row>
        <table:table-row table:style-name="ro2">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table:style-name="ce13" office:value-type="string" calcext:value-type="string">
            <text:p>YOU: Actually this is the lounge, and it is common.But why? Do you have your own room?</text:p>
          </table:table-cell>
        </table:table-row>
        <table:table-row table:style-name="ro2">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table:style-name="ce13" office:value-type="string" calcext:value-type="string">
            <text:p>Piiiietro: Sure, otherwise where would I place the UV bed and the speaker system?</text:p>
          </table:table-cell>
        </table:table-row>
        <table:table-row table:style-name="ro2">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table:style-name="ce13"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table:style-name="ce13"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table:style-name="ce13" office:value-type="string" calcext:value-type="string">
            <text:p>YOU: Speaker system? So it was you who sang first?</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table:style-name="ce13" office:value-type="string" calcext:value-type="string">
            <text:p>Piiiietro: NO.</text:p>
          </table:table-cell>
        </table:table-row>
        <table:table-row table:style-name="ro2">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table:style-name="ce13" office:value-type="string" calcext:value-type="string">
            <text:p>YOU: But I don't have a room, I sleep in the rafters above the kitchen.</text:p>
          </table:table-cell>
        </table:table-row>
        <table:table-row table:style-name="ro2">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table:style-name="ce13" office:value-type="string" calcext:value-type="string">
            <text:p>Piiiietro: And here you can see who has an agent and who doesn't, I'm sorry!</text:p>
          </table:table-cell>
        </table:table-row>
        <table:table-row table:style-name="ro6">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3" office:value-type="string" calcext:value-type="string">
            <text:p>Piiiietro: Maybe they'll have us do karaoke anyway. Small, tonight, after the rehearsal. It seems that my pasta with &lt;b&gt;canned tuna&lt;/b&gt; and even badly &lt;b&gt;drained&lt;/b&gt; is a hit. I'll reintroduce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table:style-name="ce13" office:value-type="string" calcext:value-type="string">
            <text:p>YOU: But the theme doesn't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table:style-name="ce13"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table:style-name="ce13" office:value-type="string" calcext:value-type="string">
            <text:p>YOU: I mean, do you see other human people?</text:p>
          </table:table-cell>
        </table:table-row>
        <table:table-row table:style-name="ro6">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table:style-name="ce13" office:value-type="string" calcext:value-type="string">
            <text:p>Piiiietro: Hey sweetheart, speak for yourself! I am a mathematical genius, an abstract entity, the very definition of the golden section. And I wear leopard print. Like hell I'm a human!</text:p>
          </table:table-cell>
        </table:table-row>
        <table:table-row table:style-name="ro2">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table:style-name="ce13" office:value-type="string" calcext:value-type="string">
            <text:p>Piiiietro: And now get out of my room, that I must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table:style-name="ce13" office:value-type="string" calcext:value-type="string">
            <text:p>Quello: What a fucking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table:style-name="ce13" office:value-type="string" calcext:value-type="string">
            <text:p>YOU: Is everything all 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table:style-name="ce13"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table:style-name="ce13" office:value-type="string" calcext:value-type="string">
            <text:p>YOU: You look angry.</text:p>
          </table:table-cell>
        </table:table-row>
        <table:table-row table:style-name="ro2">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table:style-name="ce13" office:value-type="string" calcext:value-type="string">
            <text:p>Quello: No, what are you saying? Anger is FORBIDDEN by the labor contract.</text:p>
          </table:table-cell>
        </table:table-row>
        <table:table-row table:style-name="ro2">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table:style-name="ce13" office:value-type="string" calcext:value-type="string">
            <text:p>YOU: This whole "all humans are gone" thing is disturbing, isn't it?</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table:style-name="ce13" office:value-type="string" calcext:value-type="string">
            <text:p>Quello: You survive,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table:style-name="ce13" office:value-type="string" calcext:value-type="string">
            <text:p>Quello: Oh, sorry to be bitter.</text:p>
          </table:table-cell>
        </table:table-row>
        <table:table-row table:style-name="ro2">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table:style-name="ce13" office:value-type="string" calcext:value-type="string">
            <text:p>Quello: It's a little strange though to think about a theme like this, when your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table:style-name="ce13" office:value-type="string" calcext:value-type="string">
            <text:p>YOU: In what sense?</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table:style-name="ce13" office:value-type="string" calcext:value-type="string">
            <text:p>YOU: You know, even mine,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table:style-name="ce13" office:value-type="string" calcext:value-type="string">
            <text:p>YOU: We all make mistakes, don't we?</text:p>
          </table:table-cell>
        </table:table-row>
        <table:table-row table:style-name="ro3">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3" office:value-type="string" calcext:value-type="string">
            <text:p>Quello: Il Divo always says that work solves every problem though, every fear. So I'm going to start cooking. I was thinking that disappearance is a bitter thing, and I might make a braid that is a &lt;b&gt;tell the story&lt;/b&gt; of other vacuum cleaners like me.</text:p>
          </table:table-cell>
        </table:table-row>
        <table:table-row table:style-name="ro2">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table:style-name="ce13" office:value-type="string" calcext:value-type="string">
            <text:p>Quello: Make it sweet but fill it with chunks of &lt;b&gt;Savona’s Chinotto&lt;/b&gt; to enhance the bitterness of certain experiences.</text:p>
          </table:table-cell>
        </table:table-row>
        <table:table-row table:style-name="ro2">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table:style-name="ce13" office:value-type="string" calcext:value-type="string">
            <text:p>Quello: Kind of like when your father exterminates an entire population with his invention.</text:p>
          </table:table-cell>
        </table:table-row>
        <table:table-row table:style-name="ro2">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table:style-name="ce13" office:value-type="string" calcext:value-type="string">
            <text:p>YOU: Or your father adds a space-time dimension to your planet because he quarreled with your other father.</text:p>
          </table:table-cell>
        </table:table-row>
        <table:table-row table:style-name="ro5">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table:style-name="ce13" office:value-type="string" calcext:value-type="string">
            <text:p>Quello: That's right. You really understand me. I'm going to clean up Il Divo ingredients and then start my recipe. Thank you for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table:style-name="ce13"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table:style-name="ce13"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table:style-name="ce13" office:value-type="string" calcext:value-type="string">
            <text:p>YOU: Is he going to b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table:style-name="ce13" office:value-type="string" calcext:value-type="string">
            <text:p>YOU: You understand that I don't work for you, right?</text:p>
          </table:table-cell>
        </table:table-row>
        <table:table-row table:style-name="ro2">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table:style-name="ce13" office:value-type="string" calcext:value-type="string">
            <text:p>ilDivo: Mom was always right, in the end you have to do things yourself.</text:p>
          </table:table-cell>
        </table:table-row>
        <table:table-row table:style-name="ro2">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table:style-name="ce13" office:value-type="string" calcext:value-type="string">
            <text:p>ilDivo: What a nightmare then that this language of yours has only two genders to defin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table:style-name="ce13"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table:style-name="ce13" office:value-type="string" calcext:value-type="string">
            <text:p>YOU: What do you mean,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table:style-name="ce13" office:value-type="string" calcext:value-type="string">
            <text:p>YOU: What do you mean, alone?</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table:style-name="ce13" office:value-type="string" calcext:value-type="string">
            <text:p>YOU: What do you mean, THEY PAY YOU?!?!</text:p>
          </table:table-cell>
        </table:table-row>
        <table:table-row table:style-name="ro5">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table:style-name="ce13" office:value-type="string" calcext:value-type="string">
            <text:p>ilDivo: You've been wondering this forever, and yes, being rich and famous is damn hard. Think like, how do I know if a person loves me?</text:p>
          </table:table-cell>
        </table:table-row>
        <table:table-row table:style-name="ro2">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table:style-name="ce13"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table:style-name="ce13" office:value-type="string" calcext:value-type="string">
            <text:p>ilDivo: Me, a cooking contest? What do you take me for!!!</text:p>
          </table:table-cell>
        </table:table-row>
        <table:table-row table:style-name="ro2">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table:style-name="ce13" office:value-type="string" calcext:value-type="string">
            <text:p>ilDivo: Xi Jinping paid 7,759,312,650.00 Yuan for a &lt;b&gt;selfie&lt;/b&gt; with me!</text:p>
          </table:table-cell>
        </table:table-row>
        <table:table-row table:style-name="ro2">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table:style-name="ce13" office:value-type="string" calcext:value-type="string">
            <text:p>ilDivo: I learned to receive &lt;b&gt;interviews&lt;/b&gt; before I even walked!</text:p>
          </table:table-cell>
        </table:table-row>
        <table:table-row table:style-name="ro2">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table:style-name="ce13" office:value-type="string" calcext:value-type="string">
            <text:p>ilDivo: A cooking contest, tsé. That one's cooking for both of us, what do you think?</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table:style-name="ce13" office:value-type="string" calcext:value-type="string">
            <text:p>YOU: Ooooook, it's time for me to take the curtains off.</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table:style-name="ce13"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table:style-name="ce13" office:value-type="string" calcext:value-type="string">
            <text:p>DOGRON: Oh, are we on the air?</text:p>
          </table:table-cell>
        </table:table-row>
        <table:table-row table:style-name="ro6">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3" office:value-type="string" calcext:value-type="string">
            <text:p>DOGRON: Welcome to the fourth and penuuuultimate episode of THE VERY GOOD DOGGO GOOD DOGGO GOOD DOGGO! AND SHOW! Here is your favorite host, right I am youuuuur favorite hos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table:style-name="ce13" office:value-type="string" calcext:value-type="string">
            <text:p>DOGRON: Who is the best host in the world? Who is he?</text:p>
          </table:table-cell>
        </table:table-row>
        <table:table-row table:style-name="ro6">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3" office:value-type="string" calcext:value-type="string">
            <text:p>DOGRON: Today's theme concerns us all. That theme that comes to mind when your favorite mug breaks, or the kibble is newwwww and tastes unexpected, or the mailman has a clean uniform.</text:p>
          </table:table-cell>
        </table:table-row>
        <table:table-row table:style-name="ro6">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3" office:value-type="string" calcext:value-type="string">
            <text:p>DOGRON: Or when they get a puppy and they tell youuuu that everything will stay the same but it's not true, that puppy starts walking, going to stuuuding and you got attached to it and he forgets about you.</text:p>
          </table:table-cell>
        </table:table-row>
        <table:table-row table:style-name="ro2">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table:style-name="ce13" office:value-type="string" calcext:value-type="string">
            <text:p>DOGRON: Today's theme is change, something to accept change.</text:p>
          </table:table-cell>
        </table:table-row>
        <table:table-row table:style-name="ro2">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table:style-name="ce13" office:value-type="string" calcext:value-type="string">
            <text:p>DOGRON: Another great idea from Supreme Chihuahua and the Pug Council.</text:p>
          </table:table-cell>
        </table:table-row>
        <table:table-row table:style-name="ro2">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table:style-name="ce13" office:value-type="string" calcext:value-type="string">
            <text:p>DOGRON: You can chat with each other for a moment,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table:style-name="ce13"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table:style-name="ce13"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table:style-name="ce13" office:value-type="string" calcext:value-type="string">
            <text:p>YOU: Mrs. Mimi, I notice something different!</text:p>
          </table:table-cell>
        </table:table-row>
        <table:table-row table:style-name="ro5">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table:style-name="ce13" office:value-type="string" calcext:value-type="string">
            <text:p>UgoEMimi: Uh, it will be the haircut. I was inspired by Venusia from &lt;b&gt;Mazinga&lt;/b&gt;. Uh, you know h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table:style-name="ce13" office:value-type="string" calcext:value-type="string">
            <text:p>YOU: He had his why with that topkno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table:style-name="ce13" office:value-type="string" calcext:value-type="string">
            <text:p>YOU: B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table:style-name="ce13" office:value-type="string" calcext:value-type="string">
            <text:p>YOU: No, I meant the fact that she is missing a head, like.</text:p>
          </table:table-cell>
        </table:table-row>
        <table:table-row table:style-name="ro6">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3" office:value-type="string" calcext:value-type="string">
            <text:p>UgoEMimi: I feel so light today, you know? I haven't in a long time. First I got into soldering some electrical sockets, and helped the cameraman with a problem with his android circuits.</text:p>
          </table:table-cell>
        </table:table-row>
        <table:table-row table:style-name="ro5">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table:style-name="ce13" office:value-type="string" calcext:value-type="string">
            <text:p>UgoEMimi: And to celebrate the change, as requested by Dogron and his dog friends, I think I will make an Olivier salad with &lt;b&gt;Ugo's ears&lt;/b&gt;.</text:p>
          </table:table-cell>
        </table:table-row>
        <table:table-row table:style-name="ro2">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table:style-name="ce13" office:value-type="string" calcext:value-type="string">
            <text:p>YOU: I remember Eustacchio's, with mushrooms they were the bomb.</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table:style-name="ce13" office:value-type="string" calcext:value-type="string">
            <text:p>YOU: Maybe we'd better hear what the jury thinks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table:style-name="ce13" office:value-type="string" calcext:value-type="string">
            <text:p>YOU: Will Mr. Ugo miss it?</text:p>
          </table:table-cell>
        </table:table-row>
        <table:table-row table:style-name="ro2">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table:style-name="ce13" office:value-type="string" calcext:value-type="string">
            <text:p>UgoEMimi: But I'm going now, sweetheart, tha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table:style-name="ce13" office:value-type="string" calcext:value-type="string">
            <text:p>BeBe: Accep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table:style-name="ce13" office:value-type="string" calcext:value-type="string">
            <text:p>YOU: Are you all right, BeBe?</text:p>
          </table:table-cell>
        </table:table-row>
        <table:table-row table:style-name="ro5">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table:style-name="ce13"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table:style-name="ce13" office:value-type="string" calcext:value-type="string">
            <text:p>YOU: How come you always quote your daughters?</text:p>
          </table:table-cell>
        </table:table-row>
        <table:table-row table:style-name="ro2">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table:style-name="ce13"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table:style-name="ce13" office:value-type="string" calcext:value-type="string">
            <text:p>YOU: Should I preocupate myself?</text:p>
          </table:table-cell>
        </table:table-row>
        <table:table-row table:style-name="ro6">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3" office:value-type="string" calcext:value-type="string">
            <text:p>BeBe: No, tu no. Ma oggi porterò una ricetta davvero speciale, sai? Change requires risk, and for that I'm going to use hemlock. A little bit of &lt;b&gt;poison&lt;/b&gt;, betting on how fatal it can be. And the killer's &lt;b&gt;necklace&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table:style-name="ce13"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table:style-name="ce13" office:value-type="string" calcext:value-type="string">
            <text:p>YOU: Maybe the air on the planet is hurt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table:style-name="ce13" office:value-type="string" calcext:value-type="string">
            <text:p>YOU: But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table:style-name="ce13" office:value-type="string" calcext:value-type="string">
            <text:p>BeBe: Acceptance. You have to acc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table:style-name="ce13" office:value-type="string" calcext:value-type="string">
            <text:p>Piiiietro: Finally,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table:style-name="ce13" office:value-type="string" calcext:value-type="string">
            <text:p>YOU: Who?</text:p>
          </table:table-cell>
        </table:table-row>
        <table:table-row table:style-name="ro3">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3" office:value-type="string" calcext:value-type="string">
            <text:p>Piiiietro: Bruiser. He left me a letter, telling me that he has found a Chihuahua Supreme, and that he will live with her. That he sent a service cat and retrieve her leopard bowls and satin and diamond kennel, and invites me not to look for him.</text:p>
          </table:table-cell>
        </table:table-row>
        <table:table-row table:style-name="ro5">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3" office:value-type="string" calcext:value-type="string">
            <text:p>Piiiietro: He thanks me for these years together, but he thinks it's time for him to be with someone who doesn't hide from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table:style-name="ce13" office:value-type="string" calcext:value-type="string">
            <text:p>YOU: What do you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table:style-name="ce13"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table:style-name="ce13" office:value-type="string" calcext:value-type="string">
            <text:p>YOU: Bruiser can write!!!</text:p>
          </table:table-cell>
        </table:table-row>
        <table:table-row table:style-name="ro2">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table:style-name="ce13" office:value-type="string" calcext:value-type="string">
            <text:p>Piiiietro: He's right, you know? You, you show yourself as you are, to the world?</text:p>
          </table:table-cell>
        </table:table-row>
        <table:table-row table:style-name="ro2">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table:style-name="ce13" office:value-type="string" calcext:value-type="string">
            <text:p>YOU: I mean, if people saw the gifts I took from my ancient father, they would be blinded by madness.</text:p>
          </table:table-cell>
        </table:table-row>
        <table:table-row table:style-name="ro2">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table:style-name="ce13" office:value-type="string" calcext:value-type="string">
            <text:p>YOU: In the Cult I learned to hide who I am so that I could get everything.</text:p>
          </table:table-cell>
        </table:table-row>
        <table:table-row table:style-name="ro2">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table:style-name="ce13"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table:style-name="ce13" office:value-type="string" calcext:value-type="string">
            <text:p>Piiiietro: Gee, you've had an interesting life!</text:p>
          </table:table-cell>
        </table:table-row>
        <table:table-row table:style-name="ro5">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table:style-name="ce13" office:value-type="string" calcext:value-type="string">
            <text:p>Piiiietro: My... Bruiser is probably right, you know? I don't really live. I have to, I have to say things out loud. But it's so fucking scary for me to do that.</text:p>
          </table:table-cell>
        </table:table-row>
        <table:table-row table:style-name="ro5">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table:style-name="ce13" office:value-type="string" calcext:value-type="string">
            <text:p>YOU: We've been kidnapped, we're on a planet the size of an Ikea store, we won't know what will become of us tomorrow. If you don't tell her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table:style-name="ce13"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table:style-name="ce13" office:value-type="string" calcext:value-type="string">
            <text:p>YOU: I would have a commitment…</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table:style-name="ce13"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table:style-name="ce13" office:value-type="string" calcext:value-type="string">
            <text:p>YOU: BeBe sounds to me like a reach to listening,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table:style-name="ce13" office:value-type="string" calcext:value-type="string">
            <text:p>Piiiietro: When he has to say my name though, he gets wrapped up.</text:p>
          </table:table-cell>
        </table:table-row>
        <table:table-row table:style-name="ro6">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3" office:value-type="string" calcext:value-type="string">
            <text:p>Piiiietro: Stasera accoglierò anche io il cambiamento, sai?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table:style-name="ce13"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table:style-name="ce13" office:value-type="string" calcext:value-type="string">
            <text:p>Quello: Get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table:style-name="ce13"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table:style-name="ce13" office:value-type="string" calcext:value-type="string">
            <text:p>YOU: Mm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table:style-name="ce13" office:value-type="string" calcext:value-type="string">
            <text:p>YOU: Um, where do I put my right hand?</text:p>
          </table:table-cell>
        </table:table-row>
        <table:table-row table:style-name="ro5">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table:style-name="ce13" office:value-type="string" calcext:value-type="string">
            <text:p>Quello: I didn't expect it, but this path is becoming a real journey, you know? A journey toward &lt;b&gt;forgiving&lt;/b&gt; even those who have hurt you.</text:p>
          </table:table-cell>
        </table:table-row>
        <table:table-row table:style-name="ro2">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table:style-name="ce13" office:value-type="string" calcext:value-type="string">
            <text:p>Quello: Like forgiving my father. He didn't invent roomba against me, against us.</text:p>
          </table:table-cell>
        </table:table-row>
        <table:table-row table:style-name="ro5">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table:style-name="ce13" office:value-type="string" calcext:value-type="string">
            <text:p>Quello: It was the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table:style-name="ce13"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table:style-name="ce13" office:value-type="string" calcext:value-type="string">
            <text:p>YOU: But so he is not Il Divo your father?</text:p>
          </table:table-cell>
        </table:table-row>
        <table:table-row table:style-name="ro2">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table:style-name="ce13" office:value-type="string" calcext:value-type="string">
            <text:p>YOU: I have never cleaned my house, so I don't know what you are talking about.</text:p>
          </table:table-cell>
        </table:table-row>
        <table:table-row table:style-name="ro2">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table:style-name="ce13" office:value-type="string" calcext:value-type="string">
            <text:p>Quello: And then you have to evolve. I think, I have, it's silly, you know?</text:p>
          </table:table-cell>
        </table:table-row>
        <table:table-row table:style-name="ro2">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table:style-name="ce13" office:value-type="string" calcext:value-type="string">
            <text:p>YOU: That One, I think it's silly this whole situation, if not ridiculous.</text:p>
          </table:table-cell>
        </table:table-row>
        <table:table-row table:style-name="ro5">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table:style-name="ce13"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table:style-name="ce13" office:value-type="string" calcext:value-type="string">
            <text:p>YOU: My brain is leaking out of my ears now.</text:p>
          </table:table-cell>
        </table:table-row>
        <table:table-row table:style-name="ro5">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table:style-name="ce13" office:value-type="string" calcext:value-type="string">
            <text:p>Quello: I couldn't forgive my father, so I sought another one. I put my energy, my trust in il Divo. Another arrogant man.</text:p>
          </table:table-cell>
        </table:table-row>
        <table:table-row table:style-name="ro6">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3" office:value-type="string" calcext:value-type="string">
            <text:p>Quello: But I am a good person in me,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table:style-name="ce13" office:value-type="string" calcext:value-type="string">
            <text:p>Quello: I am the one who has to approve him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table:style-name="ce13"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table:style-name="ce13"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table:style-name="ce13" office:value-type="string" calcext:value-type="string">
            <text:p>YOU: What about me, who approves of me? You? Dogron? Who!?!?</text:p>
          </table:table-cell>
        </table:table-row>
        <table:table-row table:style-name="ro2">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table:style-name="ce13"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table:style-name="ce13" office:value-type="string" calcext:value-type="string">
            <text:p>ilDivo: Uh, my favorite competitor person! How are you doing?</text:p>
          </table:table-cell>
        </table:table-row>
        <table:table-row table:style-name="ro2">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table:style-name="ce13" office:value-type="string" calcext:value-type="string">
            <text:p>YOU: I find myself here without understanding how. I'm moving forward and I don't understand in what. How am I supposed to be!!!</text:p>
          </table:table-cell>
        </table:table-row>
        <table:table-row table:style-name="ro2">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table:style-name="ce13" office:value-type="string" calcext:value-type="string">
            <text:p>YOU: I think I just saw a cucumber make a declaration of love to a dead cameraman.</text:p>
          </table:table-cell>
        </table:table-row>
        <table:table-row table:style-name="ro2">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table:style-name="ce13" office:value-type="string" calcext:value-type="string">
            <text:p>YOU: I never would have said it, but I miss the Worship. The rites, the dead,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table:style-name="ce13"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table:style-name="ce13"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table:style-name="ce13" office:value-type="string" calcext:value-type="string">
            <text:p>YOU: You thought so.</text:p>
          </table:table-cell>
        </table:table-row>
        <table:table-row table:style-name="ro6">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3" office:value-type="string" calcext:value-type="string">
            <text:p>ilDivo: I have found true love. Here, on this tiny planet, I understood everything. I stopped for a moment, a hit of cocaine and a moment of &lt;b&gt;hashtag selfcare&lt;/b&l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table:style-name="ce13"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table:style-name="ce13"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table:style-name="ce13" office:value-type="string" calcext:value-type="string">
            <text:p>YOU: The Supreme Chihuahua?</text:p>
          </table:table-cell>
        </table:table-row>
        <table:table-row table:style-name="ro2">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table:style-name="ce13" office:value-type="string" calcext:value-type="string">
            <text:p>ilDivo: &lt;b&gt;Me,myself and I&lt;/b&gt;. There is only one great love in this life, and I can only be me. Just.</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table:style-name="ce13" office:value-type="string" calcext:value-type="string">
            <text:p>ilDivo: Do you want to celebrate my marriage to myself?</text:p>
          </table:table-cell>
        </table:table-row>
        <table:table-row table:style-name="ro2">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table:style-name="ce13" office:value-type="string" calcext:value-type="string">
            <text:p>YOU: I'm sorry but I have to have my ears pricked out before continuing this show.</text:p>
          </table:table-cell>
        </table:table-row>
        <table:table-row table:style-name="ro2">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table:style-name="ce13"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table:style-name="ce13"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table:style-name="ce13" office:value-type="string" calcext:value-type="string">
            <text:p>ilDivo: How much I feel loved!</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table:style-name="ce13" office:value-type="string" calcext:value-type="string">
            <text:p>DOGRON: No no no friends, those are not tears youuuuu see, it's just allergy to the fact that it's the last episode.</text:p>
          </table:table-cell>
        </table:table-row>
        <table:table-row table:style-name="ro1">
          <table:table-cell office:value-type="string" calcext:value-type="string">
            <text:p>05DayFive-day_five_lounge-65683613</text:p>
          </table:table-cell>
          <table:table-cell table:style-name="ce10" office:value-type="string" calcext:value-type="string">
            <text:p>DOGRON: Sob.</text:p>
          </table:table-cell>
          <table:table-cell table:style-name="ce13" office:value-type="string" calcext:value-type="string">
            <text:p>DOGRON: Sob.</text:p>
          </table:table-cell>
        </table:table-row>
        <table:table-row table:style-name="ro6">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table:style-name="ce13" office:value-type="string" calcext:value-type="string">
            <text:p>DOGRON: The last episode of THE VERY GOOOOOD DOGGO GOOD DOGRON GOOD, SOMEONE TELL DOGRON THAT IT'S A GOOD DOOOG and deserves a pat-pat!</text:p>
          </table:table-cell>
        </table:table-row>
        <table:table-row table:style-name="ro5">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table:style-name="ce13" office:value-type="string" calcext:value-type="string">
            <text:p>DOGRON: May I remind you, finalists, that up for grabs is the chance to have your own mega restaurant on Neptuuuuune.</text:p>
          </table:table-cell>
        </table:table-row>
        <table:table-row table:style-name="ro5">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table:style-name="ce13" office:value-type="string" calcext:value-type="string">
            <text:p>DOGRON: Coincidentally very close to my huuuuuman-less cottage, and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table:style-name="ce13"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table:style-name="ce13" office:value-type="string" calcext:value-type="string">
            <text:p>DOGRON: And that's why today's theme, the last big theme is:</text:p>
          </table:table-cell>
        </table:table-row>
        <table:table-row table:style-name="ro2">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table:style-name="ce13" office:value-type="string" calcext:value-type="string">
            <text:p>DOGRON: A dish that shouuuu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table:style-name="ce13" office:value-type="string" calcext:value-type="string">
            <text:p>DOGRON: Racers, start your engines, and may the best dog person win.</text:p>
          </table:table-cell>
        </table:table-row>
        <table:table-row table:style-name="ro2">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table:style-name="ce13" office:value-type="string" calcext:value-type="string">
            <text:p>UgoEMimi: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table:style-name="ce13" office:value-type="string" calcext:value-type="string">
            <text:p>YOU: Are you praying, Mrs. Mimi?</text:p>
          </table:table-cell>
        </table:table-row>
        <table:table-row table:style-name="ro5">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table:style-name="ce13" office:value-type="string" calcext:value-type="string">
            <text:p>UgoEMimi: Ha ha no honey, no. I was checking the list of books that BeBe recommended at the beginning of the program, all titles by &lt;b&gt;Virginia Woolf&lt;/b&gt;.</text:p>
          </table:table-cell>
        </table:table-row>
        <table:table-row table:style-name="ro5">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table:style-name="ce13" office:value-type="string" calcext:value-type="string">
            <text:p>UgoEMimi: Really smart that Bebe, so independent. Had I known her years ago, I would have understood earlier what it means to be &lt;b&gt;emancipated&lt;/b&gt;.</text:p>
          </table:table-cell>
        </table:table-row>
        <table:table-row table:style-name="ro2">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table:style-name="ce13"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table:style-name="ce13" office:value-type="string" calcext:value-type="string">
            <text:p>YOU: So you actually killed him?</text:p>
          </table:table-cell>
        </table:table-row>
        <table:table-row table:style-name="ro2">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table:style-name="ce13" office:value-type="string" calcext:value-type="string">
            <text:p>UgoEMimi: For Ugo, we had been at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table:style-name="ce13"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table:style-name="ce13" office:value-type="string" calcext:value-type="string">
            <text:p>UgoEMimi: A little bit, I hope it was not indigestible to you.</text:p>
          </table:table-cell>
        </table:table-row>
        <table:table-row table:style-name="ro2">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table:style-name="ce13" office:value-type="string" calcext:value-type="string">
            <text:p>YOU: So could you give me two tips if I had a similar problem?</text:p>
          </table:table-cell>
        </table:table-row>
        <table:table-row table:style-name="ro5">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table:style-name="ce13" office:value-type="string" calcext:value-type="string">
            <text:p>UgoEMimi: It would never be exactly the same problem, since I don't see a second head attached to your neck, but meat is still meat, isn't it?</text:p>
          </table:table-cell>
        </table:table-row>
        <table:table-row table:style-name="ro2">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table:style-name="ce13" office:value-type="string" calcext:value-type="string">
            <text:p>UgoEMimi: It's strange that this path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table:style-name="ce13" office:value-type="string" calcext:value-type="string">
            <text:p>YOU: Are you going to open your electrician's store now?</text:p>
          </table:table-cell>
        </table:table-row>
        <table:table-row table:style-name="ro5">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table:style-name="ce13" office:value-type="string" calcext:value-type="string">
            <text:p>UgoEMimi: I don't know yet. I think I want to take a sabbatical. Money, sex, travel. Restarting life at 96 can be an exhilarating experience.</text:p>
          </table:table-cell>
        </table:table-row>
        <table:table-row table:style-name="ro2">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table:style-name="ce13"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table:style-name="ce13" office:value-type="string" calcext:value-type="string">
            <text:p>BeBe: Now that'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table:style-name="ce13"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table:style-name="ce13"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table:style-name="ce13" office:value-type="string" calcext:value-type="string">
            <text:p>YOU: What's on your paw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table:style-name="ce13"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table:style-name="ce13"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table:style-name="ce13"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table:style-name="ce13" office:value-type="string" calcext:value-type="string">
            <text:p>BeBe: I got it all figured out, you know? Why I'm here.</text:p>
          </table:table-cell>
        </table:table-row>
        <table:table-row table:style-name="ro2">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table:style-name="ce13" office:value-type="string" calcext:value-type="string">
            <text:p>BeBe: I mean, I knew why I was here, but I didn't think all this would be necessary. Everything.</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table:style-name="ce13" office:value-type="string" calcext:value-type="string">
            <text:p>BeBe: All these sacrifices.</text:p>
          </table:table-cell>
        </table:table-row>
        <table:table-row table:style-name="ro2">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table:style-name="ce13" office:value-type="string" calcext:value-type="string">
            <text:p>YOU: In the Worship we also make a lot of sacrifices. Then it's a ball clean up though.</text:p>
          </table:table-cell>
        </table:table-row>
        <table:table-row table:style-name="ro2">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table:style-name="ce13" office:value-type="string" calcext:value-type="string">
            <text:p>YOU: I'm not following you. Why are you shaved? Why are your paw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table:style-name="ce13"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table:style-name="ce13"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table:style-name="ce13"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table:style-name="ce13" office:value-type="string" calcext:value-type="string">
            <text:p>YOU: I will win this last challenge, guaranteed lemon!</text:p>
          </table:table-cell>
        </table:table-row>
        <table:table-row table:style-name="ro2">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table:style-name="ce13" office:value-type="string" calcext:value-type="string">
            <text:p>YOU: I hope Kitty has not summoned Pazuzo again in my absence.</text:p>
          </table:table-cell>
        </table:table-row>
        <table:table-row table:style-name="ro5">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table:style-name="ce13"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table:style-name="ce13" office:value-type="string" calcext:value-type="string">
            <text:p>YOU: Like what?</text:p>
          </table:table-cell>
        </table:table-row>
        <table:table-row table:style-name="ro6">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3" office:value-type="string" calcext:value-type="string">
            <text:p>BeBe: Three gifts, like the Magic Kings. Like Destiny's Child. One story, basically. A baked pasta, but the pasta will be &lt;b&gt;Peanutbutter&lt;/b&gt;, the sauce DOGRON's &lt;b&gt;favorite toy&lt;/b&gt;, and the oven, the &lt;b&gt;sacrifice&lt;/b&gt;. His.</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table:style-name="ce13"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table:style-name="ce13"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table:style-name="ce13"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5">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table:style-name="ce13" office:value-type="string" calcext:value-type="string">
            <text:p>BeBe: I will get rid of him. I needed the proof. I needed to know that he was the one who turned LaLa, my sweet LaLa, into a bag of lamb vindaloo.</text:p>
          </table:table-cell>
        </table:table-row>
        <table:table-row table:style-name="ro2">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table:style-name="ce13" office:value-type="string" calcext:value-type="string">
            <text:p>BeBe: The time for forgiveness is over. Now is just the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table:style-name="ce13"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table:style-name="ce13" office:value-type="string" calcext:value-type="string">
            <text:p>YOU: Where are they? Where the fuck am I!!!?</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table:style-name="ce13"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table:style-name="ce13" office:value-type="string" calcext:value-type="string">
            <text:p>YOU: Uh, really?</text:p>
          </table:table-cell>
        </table:table-row>
        <table:table-row table:style-name="ro3">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3" office:value-type="string" calcext:value-type="string">
            <text:p>Piiiietro: Yes. To see someone fail so grandly everything and not even realize it, it was liberating. I mean: if a person can still live immersed in so m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table:style-name="ce13"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table:style-name="ce13"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table:style-name="ce13" office:value-type="string" calcext:value-type="string">
            <text:p>YOU: Hey, I'm trying my best!!!</text:p>
          </table:table-cell>
        </table:table-row>
        <table:table-row table:style-name="ro2">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table:style-name="ce13" office:value-type="string" calcext:value-type="string">
            <text:p>Piiiietro: Then, I mean. How many people can say they have a song dedicated by &lt;b&gt;Kate Bush&lt;/b&gt;?</text:p>
          </table:table-cell>
        </table:table-row>
        <table:table-row table:style-name="ro2">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table:style-name="ce13" office:value-type="string" calcext:value-type="string">
            <text:p>Piiiietro: Even though I've always been one from Gigi D'Ag and Vengaboys.</text:p>
          </table:table-cell>
        </table:table-row>
        <table:table-row table:style-name="ro2">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table:style-name="ce13" office:value-type="string" calcext:value-type="string">
            <text:p>YOU: Am I still part of this conversation, or is this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table:style-name="ce13" office:value-type="string" calcext:value-type="string">
            <text:p>YOU: What a taste of scumbag!</text:p>
          </table:table-cell>
        </table:table-row>
        <table:table-row table:style-name="ro2">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table:style-name="ce13" office:value-type="string" calcext:value-type="string">
            <text:p>YOU: “We're Going to Ibiza” is a poem, nothing so stupid and simple like “Solsbury Hill”!</text:p>
          </table:table-cell>
        </table:table-row>
        <table:table-row table:style-name="ro2">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table:style-name="ce13" office:value-type="string" calcext:value-type="string">
            <text:p>Piiiietro: That's also why I wanted you to be the first person to know: I leave math.</text:p>
          </table:table-cell>
        </table:table-row>
        <table:table-row table:style-name="ro2">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table:style-name="ce13" office:value-type="string" calcext:value-type="string">
            <text:p>Piiiietro: And you'll say, Piiiietro but you're a pi, what's the point, what else can you do?</text:p>
          </table:table-cell>
        </table:table-row>
        <table:table-row table:style-name="ro6">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3" office:value-type="string" calcext:value-type="string">
            <text:p>Piiiietro: And I would say, don't step on my dreams! Because I was born to sing, to go around with my &lt;b&gt;portable speaker&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table:style-name="ce13"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table:style-name="ce13" office:value-type="string" calcext:value-type="string">
            <text:p>YOU: Woah, you are a brave person.</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table:style-name="ce13" office:value-type="string" calcext:value-type="string">
            <text:p>YOU: But that Fields medal stuff?</text:p>
          </table:table-cell>
        </table:table-row>
        <table:table-row table:style-name="ro5">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table:style-name="ce13" office:value-type="string" calcext:value-type="string">
            <text:p>Piiiietro: And Snooki will get mad and fuck off, she'll take back some Rolexes but hey, that was a kangaroo court!</text:p>
          </table:table-cell>
        </table:table-row>
        <table:table-row table:style-name="ro2">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table:style-name="ce13"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table:style-name="ce13" office:value-type="string" calcext:value-type="string">
            <text:p>YOU: Stop it! I’ll “sashay away” myself!</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table:style-name="ce13" office:value-type="string" calcext:value-type="string">
            <text:p>Piiiietro: Minimum I make a video with Pauly D!</text:p>
          </table:table-cell>
        </table:table-row>
        <table:table-row table:style-name="ro2">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table:style-name="ce13" office:value-type="string" calcext:value-type="string">
            <text:p>Quello: Well, I have the &lt;b&gt;map&lt;/b&gt; to escape from here, friendly person!</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table:style-name="ce13"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table:style-name="ce13" office:value-type="string" calcext:value-type="string">
            <text:p>YOU: And then where do we go next?</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table:style-name="ce13" office:value-type="string" calcext:value-type="string">
            <text:p>YOU: Now that I was settling in!</text:p>
          </table:table-cell>
        </table:table-row>
        <table:table-row table:style-name="ro5">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table:style-name="ce13" office:value-type="string" calcext:value-type="string">
            <text:p>Quello: Strange, now that I feel lighter, some things are easier. I'll amaze Dogron, win the prize, and kill my father.</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table:style-name="ce13"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table:style-name="ce13" office:value-type="string" calcext:value-type="string">
            <text:p>YOU: What about that forgiveness stuff?</text:p>
          </table:table-cell>
        </table:table-row>
        <table:table-row table:style-name="ro2">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table:style-name="ce13" office:value-type="string" calcext:value-type="string">
            <text:p>YOU: I have tried six times, but it is not easy to hurt someone who has eight dimensions.</text:p>
          </table:table-cell>
        </table:table-row>
        <table:table-row table:style-name="ro6">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3" office:value-type="string" calcext:value-type="string">
            <text:p>Quello: I will get rid of his teachings, of his belittling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table:style-name="ce13" office:value-type="string" calcext:value-type="string">
            <text:p>YOU: This is escalating quickly, it seems to me.</text:p>
          </table:table-cell>
        </table:table-row>
        <table:table-row table:style-name="ro2">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table:style-name="ce13" office:value-type="string" calcext:value-type="string">
            <text:p>Quello: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table:style-name="ce13" office:value-type="string" calcext:value-type="string">
            <text:p>YOU: I didn’t hear a word and now I’m going, by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table:style-name="ce13" office:value-type="string" calcext:value-type="string">
            <text:p>YOU: Remind me not to invite you to dinner. See you later.</text:p>
          </table:table-cell>
        </table:table-row>
        <table:table-row table:style-name="ro2">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table:style-name="ce13" office:value-type="string" calcext:value-type="string">
            <text:p>YOU: I hope you can make it to, to do this extermination? Where is the security?</text:p>
          </table:table-cell>
        </table:table-row>
        <table:table-row table:style-name="ro2">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table:style-name="ce13" office:value-type="string" calcext:value-type="string">
            <text:p>ilDivo: &lt;b&gt;I Am Big, It's the Catering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table:style-name="ce13"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table:style-name="ce13" office:value-type="string" calcext:value-type="string">
            <text:p>YOU: I said it, there is something wrong in the catering industry.</text:p>
          </table:table-cell>
        </table:table-row>
        <table:table-row table:style-name="ro5">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table:style-name="ce13" office:value-type="string" calcext:value-type="string">
            <text:p>ilDivo: And that... That One's gone, and my heart, my heart I don't even have because I'm a mushroom but oh, my heart, &lt;b&gt;help&lt;/b&gt;!</text:p>
          </table:table-cell>
        </table:table-row>
        <table:table-row table:style-name="ro5">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table:style-name="ce13" office:value-type="string" calcext:value-type="string">
            <text:p>ilDivo: But I don't care anyway. You! I want the coffin to be white.  And I want it specially lined with satin. White, or deep pink. It’s gayer!</text:p>
            <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table:style-name="ce13"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table:style-name="ce13" office:value-type="string" calcext:value-type="string">
            <text:p>YOU: If it's big enough I'll get in on it.</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table:style-name="ce13" office:value-type="string" calcext:value-type="string">
            <text:p>YOU: I don't think white is the right color.</text:p>
          </table:table-cell>
        </table:table-row>
        <table:table-row table:style-name="ro2">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table:style-name="ce13" office:value-type="string" calcext:value-type="string">
            <text:p>ilDivo: Thank you, dear. Tell Mr. Ramsay I will be on the set at once. But: What is the scene? Where am I? Is that an Hawaiian pizza?</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table:style-name="ce13" office:value-type="string" calcext:value-type="string">
            <text:p>YOU: This is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table:style-name="ce13" office:value-type="string" calcext:value-type="string">
            <text:p>ilDivo: Oh, yes, yes. They're below, waiting for the SuperChef ...I'm ready.</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table:style-name="ce13" office:value-type="string" calcext:value-type="string">
            <text:p>YOU: Well, it's gotten to a tim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table:style-name="ce13" office:value-type="string" calcext:value-type="string">
            <text:p>YOU: Uncle Cthulhu would like you a lot. A lot!</text:p>
          </table:table-cell>
        </table:table-row>
        <table:table-row table:style-name="ro6">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table:style-name="ce13" office:value-type="string" calcext:value-type="string">
            <text:p>ilDivo: You don't know how much I've missed all of you. And I promise you I'll never desert you again, because there’s nothing else – just us and the kitchen and the love for myself. All right Mr Ramsay, I'm ready for my closeup.</text:p>
          </table:table-cell>
        </table:table-row>
        <table:table-row table:style-name="ro2">
          <table:table-cell office:value-type="string" calcext:value-type="string">
            <text:p>Kitchen-kitchen_loop-ccd6945e</text:p>
          </table:table-cell>
          <table:table-cell table:number-columns-repeated="2" office:value-type="string" calcext:value-type="string">
            <text:p>action</text:p>
          </table:table-cell>
        </table:table-row>
        <table:table-row table:style-name="ro2">
          <table:table-cell office:value-type="string" calcext:value-type="string">
            <text:p>Endings-after_kitchen-cb6bf366</text:p>
          </table:table-cell>
          <table:table-cell table:number-columns-repeated="2" office:value-type="string" calcext:value-type="string">
            <text:p>chill</text:p>
          </table:table-cell>
        </table:table-row>
        <table:table-row table:style-name="ro2">
          <table:table-cell office:value-type="string" calcext:value-type="string">
            <text:p>DayStart-inizio_lounge-cb6bf366</text:p>
          </table:table-cell>
          <table:table-cell table:number-columns-repeated="2" office:value-type="string" calcext:value-type="string">
            <text:p>chill</text:p>
          </table:table-cell>
        </table:table-row>
        <table:table-row table:style-name="ro2">
          <table:table-cell office:value-type="string" calcext:value-type="string">
            <text:p>Audio-playBackgroundMusic-ef5a35cb</text:p>
          </table:table-cell>
          <table:table-cell table:number-columns-repeated="2" office:value-type="string" calcext:value-type="string">
            <text:p>[[[ play {name} ]]]</text:p>
          </table:table-cell>
        </table:table-row>
        <table:table-row table:style-name="ro7" table:number-rows-repeated="1047733">
          <table:table-cell table:number-columns-repeated="3"/>
        </table:table-row>
        <table:table-row table:style-name="ro7">
          <table:table-cell table:number-columns-repeated="3"/>
        </table:table-row>
        <calcext:conditional-formats>
          <calcext:conditional-format calcext:target-range-address="Translations.C2: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office:forms form:automatic-focus="false" form:apply-design-mode="false"/>
        <table:table-column table:style-name="co5" table:default-cell-style-name="ce6"/>
        <table:table-column table:style-name="co4" table:default-cell-style-name="ce8"/>
        <table:table-row table:style-name="ro7">
          <table:table-cell office:value-type="string" calcext:value-type="string">
            <text:p>Total Sources: </text:p>
          </table:table-cell>
          <table:table-cell table:formula="of:=COUNTA([$Translations.B$1:$Translations.B$1048576])-1" office:value-type="float" office:value="841" calcext:value-type="float">
            <text:p>841</text:p>
          </table:table-cell>
        </table:table-row>
        <table:table-row table:style-name="ro7">
          <table:table-cell office:value-type="string" calcext:value-type="string">
            <text:p>Translations present: </text:p>
          </table:table-cell>
          <table:table-cell table:formula="of:=COUNTA([$Translations.C$1:$Translations.C$1048576])-1" office:value-type="float" office:value="841" calcext:value-type="float">
            <text:p>841</text:p>
          </table:table-cell>
        </table:table-row>
        <table:table-row table:style-name="ro7">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table table:name="CheckActors" table:style-name="ta1">
        <office:forms form:automatic-focus="false" form:apply-design-mode="false"/>
        <table:table-column table:style-name="co4" table:number-columns-repeated="7" table:default-cell-style-name="Default"/>
        <table:table-row table:style-name="ro7">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7">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7">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7">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7">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7">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7">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7">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7">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7">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7">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7">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7">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7">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7">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7">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7">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7">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7">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7">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7">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7">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7">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7">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7">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7">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7">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7">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7">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7">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7">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7">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7">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7">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7">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7">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7">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7">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7">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7">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7">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7">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7">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7">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7">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7">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7">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7">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7">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7">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7">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7">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7">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7">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7">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7">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7">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7">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7">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7">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7">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7">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7">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7">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7">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7">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7">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7">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7">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7">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7">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7">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7">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7">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7">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7">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7">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7">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7">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7">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7">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7">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7">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7">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7">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7">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7">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7">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7">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7">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7">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7">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7">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7">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7">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7">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7">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7">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7">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7">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7">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7">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7">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7">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7">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7">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7">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7">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7">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7">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7">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7">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7">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7">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7">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7">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7">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7">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7">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7">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7">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7">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7">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7">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7">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7">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7">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7">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7">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7">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7">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7">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7">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7">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7">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7">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7">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7">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7">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7">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7">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7">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7">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7">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7">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7">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7">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7">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7">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7">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7">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7">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7">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7">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7">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7">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7">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7">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7">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7">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7">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7">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7">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7">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7">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7">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7">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7">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7">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7">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7">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7">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7">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7">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7">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7">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7">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7">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7">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7">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7">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7">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7">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7">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7">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7">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7">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7">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7">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7">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7">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7">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7">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7">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7">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7">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7">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7">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7">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7">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7">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7">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7">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7">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7">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7">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7">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7">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7">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7">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7">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7">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7">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7">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7">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7">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7">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7">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7">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7">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7">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7">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7">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7">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7">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7">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7">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7">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7">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7">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7">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7">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7">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7">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7">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7">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7">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7">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7">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7">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7">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7">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7">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7">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7">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7">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7">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7">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7">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7">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7">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7">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7">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7">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7">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7">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7">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7">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7">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7">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7">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7">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7">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7">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7">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7">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7">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7">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7">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7">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7">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7">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7">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7">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7">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7">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7">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7">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7">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7">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7">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7">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7">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7">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7">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7">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7">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7">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7">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7">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7">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7">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7">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7">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7">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7">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7">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7">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7">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7">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7">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7">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7">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7">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7">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7">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7">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7">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7">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7">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7">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7">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7">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7">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7">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7">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7">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7">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7">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7">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7">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7">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7">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7">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7">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7">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7">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7">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7">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7">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7">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7">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7">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7">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7">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7">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7">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7">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7">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7">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7">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7">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7">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7">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7">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7">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7">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7">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7">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7">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7">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7">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7">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7">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7">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7">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7">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7">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7">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7">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7">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7">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7">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7">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7">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7">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7">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7">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7">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7">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7">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7">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7">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7">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7">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7">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7">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7">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7">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7">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7">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7">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7">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7">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7">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7">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7">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7">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7">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7">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7">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7">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7">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7">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7">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7">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7">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7">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7">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7">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7">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7">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7">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7">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7">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7">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7">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7">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7">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7">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7">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7">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7">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7">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7">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7">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7">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7">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7">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7">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7">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7">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7">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7">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7">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7">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7">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7">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7">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7">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7">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7">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7">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7">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7">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7">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7">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7">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7">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7">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7">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7">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7">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7">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7">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7">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7">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7">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7">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7">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7">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7">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7">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7">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7">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7">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7">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7">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7">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7">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7">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7">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7">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7">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7">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7">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7">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7">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7">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7">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7">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7">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7">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7">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7">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7">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7">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7">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7">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7">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7">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7">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7">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7">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7">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7">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7">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7">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7">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7">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7">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7">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7">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7">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7">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7">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7">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7">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7">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7">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7">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7">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7">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7">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7">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7">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7">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7">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7">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7">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7">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7">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7">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7">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7">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7">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7">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7">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7">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7">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7">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7">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7">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7">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7">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7">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7">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7">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7">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7">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7">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7">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7">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7">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7">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7">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7">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7">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7">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7">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7">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7">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7">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7">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7">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7">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7">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7">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7">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7">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7">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7">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7">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7">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7">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7">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7">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7">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7">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7">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7">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7">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7">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7">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7">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7">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7">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7">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7">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7">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7">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7">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7">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7">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7">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7">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7">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7">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7">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7">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7">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7">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7">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7">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7">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7">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7">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7">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7">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7">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7">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7">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7">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7">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7">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7">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7">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7">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7">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7">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7">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7">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7">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7">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7">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7">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7">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7">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7">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7">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7">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7">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7">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7">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7">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7">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7">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7">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7">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7">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7">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7">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7">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7">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7">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7">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7">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7">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7">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7">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7">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7">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7">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7">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7">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7">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7">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7">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7">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7">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7">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7">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7">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7">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7">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7">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7">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7">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7">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7">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7">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7">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7">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7">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7">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7">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7">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7">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7">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7">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7">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7">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7">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7">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7">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7">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7">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7">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7">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7">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7">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7">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7">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7">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7">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7">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7">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7">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7">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7">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7">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7">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7">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7">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7">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7">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7">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7">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7">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7">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7">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7">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7">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7">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7">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7">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7">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7">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7">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7">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7">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7">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7">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7">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7">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7">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7">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7">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7">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7">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7">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7">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7">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7">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7">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7">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7">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7">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7">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7">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7">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7">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7">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7">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7">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7">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7">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7">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7">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7">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7">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7">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7">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7">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7">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7">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7">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7">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7">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7">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7">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7">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7">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7">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7">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7">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7">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7">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7">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7">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7">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7">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7">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7">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7">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7">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7">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7">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7">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7">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7">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7">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7">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7">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7">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7">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7">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7">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7">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7">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7">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7">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7">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7">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7">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7">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7">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7">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7">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7">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7">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7">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7">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7">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7">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7">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7">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7">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7">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7">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7">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7">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7">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7">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7">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7">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7">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7">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7">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7">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7">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7">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7">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7">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7">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7">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7">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7">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7">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7">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7">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7">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7">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7">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7">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7">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7">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7">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7">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7">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7">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7">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7">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7">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7">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7">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7">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7">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7">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7">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7">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7">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7">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7">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7">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7">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7">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7">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7">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7">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7">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7">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7">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7">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7">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7">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7">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7">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7">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7">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7">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7">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7">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7">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7">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7">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7">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7">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7">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7">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7">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7">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7">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7">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7">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7">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7">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7">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7">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7">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7">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7">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7">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7">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7">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7">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7">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7">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7">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7">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7">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7">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7">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7">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7">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7">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7">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7">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7">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7">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7">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7">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7">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7">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7">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7">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7">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7">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7">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7">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7">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7">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7">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7">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7">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7">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7">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7">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7">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7">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7">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7">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7">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7">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7">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7">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7">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7">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7">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7">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7">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7">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7">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7">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7">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7">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7">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7">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7">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7">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7">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7">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7">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7">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7">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7">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7">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7">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7">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7">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7">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7">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7">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7">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7">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7">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7">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7">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7">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7">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7">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7">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7">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7">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7">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7">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7">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7">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7">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7">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7">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7">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7">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7">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7">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7">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7">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7">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7">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7">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7">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7">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7">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7">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7">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7">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7">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7">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0">00/00/0000</text:date>, <text:time style:data-style-name="N2" text:time-value="11:28:01.70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3-11-10T11:43:41.468000000</dc:date>
    <meta:editing-duration>PT1H24M38S</meta:editing-duration>
    <meta:editing-cycles>35</meta:editing-cycles>
    <meta:generator>LibreOffice/7.3.3.2$Windows_X86_64 LibreOffice_project/d1d0ea68f081ee2800a922cac8f79445e4603348</meta:generator>
    <dc:creator>Mattia Belletti</dc:creator>
    <meta:document-statistic meta:table-count="3" meta:cell-count="9378" meta:object-count="0"/>
  </office:meta>
</office:document-meta>
</file>